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ce78" style:family="table-cell" style:parent-style-name="Default" style:data-style-name="N22">
      <style:table-cell-properties fo:border="thin solid #000000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4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8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9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9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3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92" style:family="table-cell" style:parent-style-name="Default" style:data-style-name="N3"/>
    <style:style style:name="ce93" style:family="table-cell" style:parent-style-name="Default" style:data-style-name="N3">
      <style:table-cell-properties fo:border="2pt solid #000000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6" style:family="table-cell" style:parent-style-name="Comma" style:data-style-name="N36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8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transparen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36">
      <style:table-cell-properties fo:border="thin solid #000000"/>
    </style:style>
    <style:style style:name="ce10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5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7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8" style:family="table-cell" style:parent-style-name="Default" style:data-style-name="N41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0" style:family="table-cell" style:parent-style-name="Percent" style:data-style-name="N13">
      <style:table-cell-properties fo:background-color="#FFFFFF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7.75229166666667cm"/>
    </style:style>
    <style:style style:name="co11" style:family="table-column">
      <style:table-column-properties fo:break-before="auto" style:column-width="6.50875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6.13833333333333cm" style:use-optimal-column-width="true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5.79437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7.46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2.2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Costo de Venta y Producción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OSTOS OPERACIONALE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COSTOS OPERACIONALES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4</text:p>
          </table:table-cell>
          <table:table-cell office:value-type="string" table:style-name="ce29">
            <text:p>Enlace de Datos / Servicio Internet</text:p>
          </table:table-cell>
          <table:table-cell table:style-name="ce30"/>
          <table:table-cell office:value-type="float" office:value="53129.31" table:style-name="ce25">
            <text:p>53.129</text:p>
          </table:table-cell>
          <table:table-cell table:style-name="ce24"/>
          <table:table-cell table:style-name="ce25"/>
          <table:table-cell office:value-type="float" office:value="53129.31" table:formula="of:=[.D11]+[.E11]-[.F11]" table:style-name="ce26">
            <text:p>53.129</text:p>
          </table:table-cell>
          <table:table-cell office:value-type="string" table:style-name="ce20">
            <text:p>5.1.03.01.04</text:p>
          </table:table-cell>
          <table:table-cell office:value-type="string" table:style-name="ce29">
            <text:p>Enlace de Datos / Servicio Internet</text:p>
          </table:table-cell>
          <table:table-cell office:value-type="float" office:value="71316.039999999994" table:style-name="ce25">
            <text:p>71.316</text:p>
          </table:table-cell>
          <table:table-cell office:value-type="float" office:value="-18186.729999999996" table:formula="of:=+[.G11]-[.J11]" table:style-name="ce28">
            <text:p>-18.18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8</text:p>
          </table:table-cell>
          <table:table-cell office:value-type="string" table:style-name="ce29">
            <text:p>Mantenimiento de Equipos</text:p>
          </table:table-cell>
          <table:table-cell table:style-name="ce30"/>
          <table:table-cell office:value-type="float" office:value="52779.199999999997" table:style-name="ce25">
            <text:p>52.779</text:p>
          </table:table-cell>
          <table:table-cell table:style-name="ce24"/>
          <table:table-cell table:style-name="ce25"/>
          <table:table-cell office:value-type="float" office:value="52779.199999999997" table:formula="of:=[.D12]+[.E12]-[.F12]" table:style-name="ce26">
            <text:p>52.779</text:p>
          </table:table-cell>
          <table:table-cell office:value-type="string" table:style-name="ce20">
            <text:p>5.1.03.01.08</text:p>
          </table:table-cell>
          <table:table-cell office:value-type="string" table:style-name="ce29">
            <text:p>Mantenimiento de Equipos</text:p>
          </table:table-cell>
          <table:table-cell office:value-type="float" office:value="77224.479999999996" table:style-name="ce25">
            <text:p>77.224</text:p>
          </table:table-cell>
          <table:table-cell office:value-type="float" office:value="-24445.279999999999" table:formula="of:=+[.G12]-[.J12]" table:style-name="ce28">
            <text:p>-24.44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3.04</text:p>
          </table:table-cell>
          <table:table-cell office:value-type="string" table:style-name="ce29">
            <text:p>Centrales Telefonicas</text:p>
          </table:table-cell>
          <table:table-cell table:style-name="ce30"/>
          <table:table-cell office:value-type="float" office:value="443.23" table:style-name="ce25">
            <text:p>443</text:p>
          </table:table-cell>
          <table:table-cell table:style-name="ce24"/>
          <table:table-cell table:style-name="ce25"/>
          <table:table-cell office:value-type="float" office:value="443.23" table:formula="of:=[.D13]+[.E13]-[.F13]" table:style-name="ce26">
            <text:p>443</text:p>
          </table:table-cell>
          <table:table-cell office:value-type="string" table:style-name="ce20">
            <text:p>5.1.03.03.04</text:p>
          </table:table-cell>
          <table:table-cell office:value-type="string" table:style-name="ce29">
            <text:p>Centrales Telefonicas</text:p>
          </table:table-cell>
          <table:table-cell office:value-type="float" office:value="784.23" table:style-name="ce25">
            <text:p>784</text:p>
          </table:table-cell>
          <table:table-cell office:value-type="float" office:value="-341" table:formula="of:=+[.G13]-[.J13]" table:style-name="ce28">
            <text:p>-34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31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1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OSTOS DE INTERCONEXIÓN</text:p>
          </table:table-cell>
          <table:table-cell table:style-name="ce30"/>
          <table:table-cell office:value-type="float" office:value="97988.900000000009" table:formula="of:=SUM([.D16:.D22])" table:style-name="ce25">
            <text:p>97.989</text:p>
          </table:table-cell>
          <table:table-cell office:value-type="float" office:value="0" table:formula="of:=SUM([.E16:.E22])" table:style-name="ce25">
            <text:p>0</text:p>
          </table:table-cell>
          <table:table-cell office:value-type="float" office:value="0" table:formula="of:=SUM([.F16:.F22])" table:style-name="ce25">
            <text:p>0</text:p>
          </table:table-cell>
          <table:table-cell office:value-type="float" office:value="97988.900000000009" table:formula="of:=SUM([.G16:.G22])" table:style-name="ce25">
            <text:p>97.989</text:p>
          </table:table-cell>
          <table:table-cell table:style-name="ce20"/>
          <table:table-cell office:value-type="string" table:style-name="ce21">
            <text:p>COSTOS DE INTERCONEXIÓN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1</text:p>
          </table:table-cell>
          <table:table-cell office:value-type="string" table:style-name="ce29">
            <text:p>Otecel S.A. “Movistar”</text:p>
          </table:table-cell>
          <table:table-cell table:style-name="ce30"/>
          <table:table-cell office:value-type="float" office:value="13080.22" table:style-name="ce25">
            <text:p>13.080</text:p>
          </table:table-cell>
          <table:table-cell table:style-name="ce24"/>
          <table:table-cell table:style-name="ce25"/>
          <table:table-cell office:value-type="float" office:value="13080.22" table:formula="of:=[.D16]+[.E16]-[.F16]" table:style-name="ce26">
            <text:p>13.080</text:p>
          </table:table-cell>
          <table:table-cell office:value-type="string" table:style-name="ce20">
            <text:p>5.1.03.02.01</text:p>
          </table:table-cell>
          <table:table-cell office:value-type="string" table:style-name="ce29">
            <text:p>Otecel S.A. “Movistar”</text:p>
          </table:table-cell>
          <table:table-cell office:value-type="float" office:value="11287.61" table:style-name="ce25">
            <text:p>11.288</text:p>
          </table:table-cell>
          <table:table-cell office:value-type="float" office:value="1792.6099999999988" table:formula="of:=+[.G16]-[.J16]" table:style-name="ce28">
            <text:p>1.79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2</text:p>
          </table:table-cell>
          <table:table-cell office:value-type="string" table:style-name="ce29">
            <text:p>Global Think Technology S.A.</text:p>
          </table:table-cell>
          <table:table-cell table:style-name="ce30"/>
          <table:table-cell office:value-type="float" office:value="22500" table:style-name="ce25">
            <text:p>22.500</text:p>
          </table:table-cell>
          <table:table-cell table:style-name="ce24"/>
          <table:table-cell table:style-name="ce25"/>
          <table:table-cell office:value-type="float" office:value="22500" table:formula="of:=[.D17]+[.E17]-[.F17]" table:style-name="ce26">
            <text:p>22.500</text:p>
          </table:table-cell>
          <table:table-cell office:value-type="string" table:style-name="ce20">
            <text:p>5.1.03.02.02</text:p>
          </table:table-cell>
          <table:table-cell office:value-type="string" table:style-name="ce29">
            <text:p>Global Think Technology S.A.</text:p>
          </table:table-cell>
          <table:table-cell office:value-type="float" office:value="30832.74" table:style-name="ce25">
            <text:p>30.833</text:p>
          </table:table-cell>
          <table:table-cell office:value-type="float" office:value="-8332.7400000000016" table:formula="of:=+[.G17]-[.J17]" table:style-name="ce28">
            <text:p>-8.3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4</text:p>
          </table:table-cell>
          <table:table-cell office:value-type="string" table:style-name="ce29">
            <text:p>CNT EP – Telecsa S.A. “Alegro PCS”</text:p>
          </table:table-cell>
          <table:table-cell table:style-name="ce30"/>
          <table:table-cell office:value-type="float" office:value="13169.53" table:style-name="ce25">
            <text:p>13.170</text:p>
          </table:table-cell>
          <table:table-cell table:style-name="ce24"/>
          <table:table-cell table:style-name="ce25"/>
          <table:table-cell office:value-type="float" office:value="13169.53" table:formula="of:=[.D18]+[.E18]-[.F18]" table:style-name="ce26">
            <text:p>13.170</text:p>
          </table:table-cell>
          <table:table-cell office:value-type="string" table:style-name="ce20">
            <text:p>5.1.03.02.04</text:p>
          </table:table-cell>
          <table:table-cell office:value-type="string" table:style-name="ce29">
            <text:p>CNT EP – Telecsa S.A. “Alegro PCS”</text:p>
          </table:table-cell>
          <table:table-cell office:value-type="float" office:value="15431.58" table:style-name="ce25">
            <text:p>15.432</text:p>
          </table:table-cell>
          <table:table-cell office:value-type="float" office:value="-2262.0499999999993" table:formula="of:=+[.G18]-[.J18]" table:style-name="ce28">
            <text:p>-2.26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5</text:p>
          </table:table-cell>
          <table:table-cell office:value-type="string" table:style-name="ce29">
            <text:p>Conecel “Porta”</text:p>
          </table:table-cell>
          <table:table-cell table:style-name="ce30"/>
          <table:table-cell office:value-type="float" office:value="29489.97" table:style-name="ce25">
            <text:p>29.490</text:p>
          </table:table-cell>
          <table:table-cell table:style-name="ce24"/>
          <table:table-cell table:style-name="ce25"/>
          <table:table-cell office:value-type="float" office:value="29489.97" table:formula="of:=[.D19]+[.E19]-[.F19]" table:style-name="ce26">
            <text:p>29.490</text:p>
          </table:table-cell>
          <table:table-cell office:value-type="string" table:style-name="ce20">
            <text:p>5.1.03.02.05</text:p>
          </table:table-cell>
          <table:table-cell office:value-type="string" table:style-name="ce29">
            <text:p>Conecel “Porta”</text:p>
          </table:table-cell>
          <table:table-cell office:value-type="float" office:value="20123.38" table:style-name="ce25">
            <text:p>20.123</text:p>
          </table:table-cell>
          <table:table-cell office:value-type="float" office:value="9366.59" table:formula="of:=+[.G19]-[.J19]" table:style-name="ce28">
            <text:p>9.36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7</text:p>
          </table:table-cell>
          <table:table-cell office:value-type="string" table:style-name="ce29">
            <text:p>CNT EP – Ex-Pacifictel</text:p>
          </table:table-cell>
          <table:table-cell table:style-name="ce30"/>
          <table:table-cell office:value-type="float" office:value="15083.57" table:style-name="ce25">
            <text:p>15.084</text:p>
          </table:table-cell>
          <table:table-cell table:style-name="ce24"/>
          <table:table-cell table:style-name="ce25"/>
          <table:table-cell office:value-type="float" office:value="15083.57" table:formula="of:=[.D20]+[.E20]-[.F20]" table:style-name="ce26">
            <text:p>15.084</text:p>
          </table:table-cell>
          <table:table-cell office:value-type="string" table:style-name="ce20">
            <text:p>5.1.03.02.07</text:p>
          </table:table-cell>
          <table:table-cell office:value-type="string" table:style-name="ce29">
            <text:p>CNT EP – Ex-Pacifictel</text:p>
          </table:table-cell>
          <table:table-cell office:value-type="float" office:value="31421.360000000001" table:style-name="ce25">
            <text:p>31.421</text:p>
          </table:table-cell>
          <table:table-cell office:value-type="float" office:value="-16337.79" table:formula="of:=+[.G20]-[.J20]" table:style-name="ce28">
            <text:p>-16.33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8</text:p>
          </table:table-cell>
          <table:table-cell office:value-type="string" table:style-name="ce29">
            <text:p>Setel “TV Cable”</text:p>
          </table:table-cell>
          <table:table-cell table:style-name="ce30"/>
          <table:table-cell office:value-type="float" office:value="2202.14" table:style-name="ce25">
            <text:p>2.202</text:p>
          </table:table-cell>
          <table:table-cell table:style-name="ce24"/>
          <table:table-cell table:style-name="ce25"/>
          <table:table-cell office:value-type="float" office:value="2202.14" table:formula="of:=[.D21]+[.E21]-[.F21]" table:style-name="ce26">
            <text:p>2.202</text:p>
          </table:table-cell>
          <table:table-cell office:value-type="string" table:style-name="ce20">
            <text:p>5.1.03.02.08</text:p>
          </table:table-cell>
          <table:table-cell office:value-type="string" table:style-name="ce29">
            <text:p>Setel “TV Cable”</text:p>
          </table:table-cell>
          <table:table-cell office:value-type="float" office:value="3686.13" table:style-name="ce25">
            <text:p>3.686</text:p>
          </table:table-cell>
          <table:table-cell office:value-type="float" office:value="-1483.9900000000002" table:formula="of:=+[.G21]-[.J21]" table:style-name="ce28">
            <text:p>-1.4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15</text:p>
          </table:table-cell>
          <table:table-cell office:value-type="string" table:style-name="ce29">
            <text:p>ETAPA EP</text:p>
          </table:table-cell>
          <table:table-cell table:style-name="ce30"/>
          <table:table-cell office:value-type="float" office:value="2463.4699999999998" table:style-name="ce25">
            <text:p>2.463</text:p>
          </table:table-cell>
          <table:table-cell table:style-name="ce24"/>
          <table:table-cell table:style-name="ce25"/>
          <table:table-cell office:value-type="float" office:value="2463.4699999999998" table:formula="of:=[.D22]+[.E22]-[.F22]" table:style-name="ce26">
            <text:p>2.463</text:p>
          </table:table-cell>
          <table:table-cell office:value-type="string" table:style-name="ce20">
            <text:p>5.1.03.02.15</text:p>
          </table:table-cell>
          <table:table-cell office:value-type="string" table:style-name="ce29">
            <text:p>ETAPA EP</text:p>
          </table:table-cell>
          <table:table-cell office:value-type="float" office:value="3307.26" table:style-name="ce25">
            <text:p>3.307</text:p>
          </table:table-cell>
          <table:table-cell office:value-type="float" office:value="-843.79000000000042" table:formula="of:=+[.G22]-[.J22]" table:style-name="ce28">
            <text:p>-84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04340.63999999996" table:formula="of:=SUM([.D9:.D23])-[.D15]" table:style-name="ce42">
            <text:p>204.341</text:p>
          </table:table-cell>
          <table:table-cell office:value-type="float" office:value="0" table:formula="of:=SUM([.E9:.E23])-[.E15]" table:style-name="ce42">
            <text:p>0</text:p>
          </table:table-cell>
          <table:table-cell office:value-type="float" office:value="0" table:formula="of:=SUM([.F9:.F23])-[.F15]" table:style-name="ce42">
            <text:p>0</text:p>
          </table:table-cell>
          <table:table-cell office:value-type="float" office:value="204340.63999999996" table:formula="of:=SUM([.G9:.G23])-[.G15]" table:style-name="ce42">
            <text:p>204.341</text:p>
          </table:table-cell>
          <table:table-cell office:value-type="float" office:value="0" table:formula="of:=SUM([.H9:.H23])" table:style-name="ce43">
            <text:p>-<text:s/></text:p>
          </table:table-cell>
          <table:table-cell office:value-type="float" office:value="0" table:formula="of:=SUM([.I9:.I23])" table:style-name="ce43">
            <text:p>-<text:s/></text:p>
          </table:table-cell>
          <table:table-cell office:value-type="float" office:value="265414.81" table:formula="of:=SUM([.J9:.J23])" table:style-name="ce42">
            <text:p>265.415</text:p>
          </table:table-cell>
          <table:table-cell office:value-type="float" office:value="-18186.729999999996" table:formula="of:=SUM([.K9:.K11])" table:style-name="ce44">
            <text:p>-18.187</text:p>
          </table:table-cell>
          <table:table-cell table:style-name="ce45"/>
          <table:table-cell table:number-columns-repeated="16372" table:style-name="ce46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7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0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3"/>
          <table:table-cell table:number-columns-repeated="2" table:style-name="ce54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Mantenimiento de Equipos</text:p>
          </table:table-cell>
          <table:table-cell table:style-name="ce55"/>
          <table:table-cell office:value-type="float" office:value="52779.199999999997" table:formula="of:=[.G12]" table:style-name="ce56">
            <text:p>52.779</text:p>
          </table:table-cell>
          <table:table-cell office:value-type="float" office:value="77224.479999999996" table:formula="of:=[.J12]" table:style-name="ce56">
            <text:p>77.22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Centrales Telefónicas</text:p>
          </table:table-cell>
          <table:table-cell table:style-name="ce55"/>
          <table:table-cell office:value-type="float" office:value="443.23" table:formula="of:=[.G13]" table:style-name="ce56">
            <text:p>443</text:p>
          </table:table-cell>
          <table:table-cell office:value-type="float" office:value="784.23" table:formula="of:=[.J13]" table:style-name="ce56">
            <text:p>78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6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7">
            <text:p>Costos de Interconexión</text:p>
          </table:table-cell>
          <table:table-cell table:style-name="ce55"/>
          <table:table-cell table:number-columns-repeated="2" table:style-name="ce56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Enlace de Datos y Servicio Internet</text:p>
          </table:table-cell>
          <table:table-cell table:style-name="ce55"/>
          <table:table-cell office:value-type="float" office:value="53129.31" table:formula="of:=[.G11]" table:style-name="ce56">
            <text:p>53.129</text:p>
          </table:table-cell>
          <table:table-cell office:value-type="float" office:value="71316.039999999994" table:formula="of:=[.J11]" table:style-name="ce56">
            <text:p>71.316</text:p>
          </table:table-cell>
          <table:table-cell table:style-name="ce110"/>
          <table:table-cell table:number-columns-repeated="6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Global Think Technologu S.A.</text:p>
          </table:table-cell>
          <table:table-cell table:style-name="ce55"/>
          <table:table-cell office:value-type="float" office:value="22500" table:formula="of:=[.G17]" table:style-name="ce56">
            <text:p>22.500</text:p>
          </table:table-cell>
          <table:table-cell office:value-type="float" office:value="30832.74" table:formula="of:=[.J17]" table:style-name="ce56">
            <text:p>30.833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NT EP – ex Pacifictel</text:p>
          </table:table-cell>
          <table:table-cell table:style-name="ce55"/>
          <table:table-cell office:value-type="float" office:value="15083.57" table:formula="of:=[.G20]" table:style-name="ce56">
            <text:p>15.084</text:p>
          </table:table-cell>
          <table:table-cell office:value-type="float" office:value="31421.360000000001" table:formula="of:=[.J20]" table:style-name="ce56">
            <text:p>31.421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NT – Telecsa S.A.</text:p>
          </table:table-cell>
          <table:table-cell table:style-name="ce55"/>
          <table:table-cell office:value-type="float" office:value="13169.53" table:formula="of:=[.G18]" table:style-name="ce56">
            <text:p>13.170</text:p>
          </table:table-cell>
          <table:table-cell office:value-type="float" office:value="15431.58" table:formula="of:=[.J18]" table:style-name="ce56">
            <text:p>15.432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onecel S.A.</text:p>
          </table:table-cell>
          <table:table-cell table:style-name="ce55"/>
          <table:table-cell office:value-type="float" office:value="29489.97" table:formula="of:=[.G19]" table:style-name="ce56">
            <text:p>29.490</text:p>
          </table:table-cell>
          <table:table-cell office:value-type="float" office:value="20123.38" table:formula="of:=[.J19]" table:style-name="ce56">
            <text:p>20.123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Otecel S.A.</text:p>
          </table:table-cell>
          <table:table-cell table:style-name="ce55"/>
          <table:table-cell office:value-type="float" office:value="13080.22" table:formula="of:=[.G16]" table:style-name="ce56">
            <text:p>13.080</text:p>
          </table:table-cell>
          <table:table-cell office:value-type="float" office:value="11287.61" table:formula="of:=[.J16]" table:style-name="ce56">
            <text:p>11.288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ETAPA EP</text:p>
          </table:table-cell>
          <table:table-cell table:style-name="ce55"/>
          <table:table-cell office:value-type="float" office:value="2463.4699999999998" table:formula="of:=[.G22]" table:style-name="ce56">
            <text:p>2.463</text:p>
          </table:table-cell>
          <table:table-cell office:value-type="float" office:value="3307.26" table:formula="of:=[.J22]" table:style-name="ce56">
            <text:p>3.307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Setel S.A.</text:p>
          </table:table-cell>
          <table:table-cell table:style-name="ce55"/>
          <table:table-cell office:value-type="float" office:value="2202.14" table:formula="of:=[.G21]" table:style-name="ce56">
            <text:p>2.202</text:p>
          </table:table-cell>
          <table:table-cell office:value-type="float" office:value="3686.13" table:formula="of:=[.J21]" table:style-name="ce56">
            <text:p>3.68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204340.64" table:formula="of:=+SUM([.D29:.D41])" table:style-name="ce42">
            <text:p>204.341</text:p>
          </table:table-cell>
          <table:table-cell office:value-type="float" office:value="265414.81" table:formula="of:=+SUM([.E29:.E41])" table:style-name="ce42">
            <text:p>265.415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17" table:style-name="ro4">
          <table:table-cell table:number-columns-repeated="16384"/>
        </table:table-row>
      </table:table>
      <table:table table:name="Examen_de_costo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6" table:number-columns-repeated="1013" table:default-cell-style-name="ce1"/>
        <table:table-column table:style-name="co8" table:number-columns-repeated="15363" table:default-cell-style-name="ce1"/>
        <table:table-row table:style-name="ro5">
          <table:table-cell office:value-type="string" table:style-name="ce76">
            <text:p>LINKOTEL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7">
            <text:p>EXAMEN DE COSTOS, EXCEPTO MANTENIMIENTO DE EQUIP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7">
            <text:p>Al 31 de diciembre del 202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102">
            <text:p>Resumen</text:p>
          </table:table-cell>
          <table:covered-table-cell/>
          <table:table-cell office:value-type="string" table:number-columns-spanned="2" table:number-rows-spanned="1" table:style-name="ce102">
            <text:p>Total a ag-21</text:p>
          </table:table-cell>
          <table:covered-table-cell/>
          <table:table-cell table:number-columns-repeated="2" table:style-name="ce1"/>
          <table:table-cell office:value-type="date" office:date-value="2021-12-01T00:00:00" table:style-name="ce78">
            <text:p>dic-21</text:p>
          </table:table-cell>
          <table:table-cell table:number-columns-repeated="16376"/>
        </table:table-row>
        <table:table-row table:style-name="ro6">
          <table:table-cell table:style-name="ce79"/>
          <table:table-cell office:value-type="string" table:style-name="ce80">
            <text:p>Cuenta</text:p>
          </table:table-cell>
          <table:table-cell office:value-type="string" table:style-name="ce80">
            <text:p>Proveedor</text:p>
          </table:table-cell>
          <table:table-cell office:value-type="string" table:style-name="ce81">
            <text:p>Cantidad</text:p>
            <text:p>de</text:p>
            <text:p>transacciones</text:p>
          </table:table-cell>
          <table:table-cell office:value-type="string" table:style-name="ce81">
            <text:p>US$</text:p>
          </table:table-cell>
          <table:table-cell office:value-type="string" table:style-name="ce80">
            <text:p>Débitos</text:p>
          </table:table-cell>
          <table:table-cell office:value-type="string" table:style-name="ce80">
            <text:p>Créditos</text:p>
          </table:table-cell>
          <table:table-cell office:value-type="string" table:style-name="ce81">
            <text:p>US$</text:p>
          </table:table-cell>
          <table:table-cell table:number-columns-repeated="16376" table:style-name="ce79"/>
        </table:table-row>
        <table:table-row table:style-name="ro1">
          <table:table-cell table:style-name="ce1"/>
          <table:table-cell office:value-type="string" table:style-name="ce82">
            <text:p>ENLACE DE DATOS / SERVICIO INTERNET</text:p>
          </table:table-cell>
          <table:table-cell office:value-type="string" table:style-name="ce82">
            <text:p>TELCONET S.A.</text:p>
          </table:table-cell>
          <table:table-cell office:value-type="float" office:value="60" table:style-name="ce83">
            <text:p>60</text:p>
          </table:table-cell>
          <table:table-cell office:value-type="float" office:value="53129.31" table:style-name="ce84">
            <text:p>53.129</text:p>
          </table:table-cell>
          <table:table-cell table:number-columns-repeated="2" table:style-name="ce85"/>
          <table:table-cell table:style-name="ce84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CONECEL <text:s/>"PORTA"</text:p>
          </table:table-cell>
          <table:table-cell office:value-type="string" table:style-name="ce86">
            <text:p>CONECEL S.A.</text:p>
          </table:table-cell>
          <table:table-cell office:value-type="float" office:value="18" table:style-name="ce87">
            <text:p>18</text:p>
          </table:table-cell>
          <table:table-cell office:value-type="float" office:value="29489.97" table:style-name="ce85">
            <text:p>29.490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GLOBAL THINK TECHNOLOGY S.A.</text:p>
          </table:table-cell>
          <table:table-cell office:value-type="string" table:style-name="ce86">
            <text:p>GLOBAL THINK TECHNOLOGY S.A.</text:p>
          </table:table-cell>
          <table:table-cell office:value-type="float" office:value="8" table:style-name="ce87">
            <text:p>8</text:p>
          </table:table-cell>
          <table:table-cell office:value-type="float" office:value="22500" table:style-name="ce85">
            <text:p>22.500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CNT, EP - EX-PACIFICTEL</text:p>
          </table:table-cell>
          <table:table-cell office:value-type="string" table:style-name="ce86">
            <text:p>CNT EP</text:p>
          </table:table-cell>
          <table:table-cell office:value-type="float" office:value="7" table:style-name="ce87">
            <text:p>7</text:p>
          </table:table-cell>
          <table:table-cell office:value-type="float" office:value="15083.57" table:style-name="ce85">
            <text:p>15.084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CNT EP - TELECSA S.A. "ALEGRO PCS"</text:p>
          </table:table-cell>
          <table:table-cell office:value-type="string" table:style-name="ce86">
            <text:p>CNT EP</text:p>
          </table:table-cell>
          <table:table-cell office:value-type="float" office:value="41" table:style-name="ce87">
            <text:p>41</text:p>
          </table:table-cell>
          <table:table-cell office:value-type="float" office:value="13169.53" table:style-name="ce85">
            <text:p>13.170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OTECEL S. A. "MOVISTAR"</text:p>
          </table:table-cell>
          <table:table-cell office:value-type="string" table:style-name="ce86">
            <text:p>OTECEL S.A.</text:p>
          </table:table-cell>
          <table:table-cell office:value-type="float" office:value="8" table:style-name="ce87">
            <text:p>8</text:p>
          </table:table-cell>
          <table:table-cell office:value-type="float" office:value="13080.22" table:style-name="ce85">
            <text:p>13.080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ETAPA EP</text:p>
          </table:table-cell>
          <table:table-cell office:value-type="string" table:style-name="ce86">
            <text:p>ETAPA EP</text:p>
          </table:table-cell>
          <table:table-cell office:value-type="float" office:value="16" table:style-name="ce87">
            <text:p>16</text:p>
          </table:table-cell>
          <table:table-cell office:value-type="float" office:value="2463.4699999999998" table:style-name="ce85">
            <text:p>2.463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SETEL " TV CABLE "</text:p>
          </table:table-cell>
          <table:table-cell office:value-type="string" table:style-name="ce86">
            <text:p>SETEL S.A.</text:p>
          </table:table-cell>
          <table:table-cell office:value-type="float" office:value="16" table:style-name="ce87">
            <text:p>16</text:p>
          </table:table-cell>
          <table:table-cell office:value-type="float" office:value="2202.14" table:style-name="ce85">
            <text:p>2.202</text:p>
          </table:table-cell>
          <table:table-cell table:number-columns-repeated="3" table:style-name="ce85"/>
          <table:table-cell table:number-columns-repeated="16376"/>
        </table:table-row>
        <table:table-row table:style-name="ro1">
          <table:table-cell table:style-name="ce1"/>
          <table:table-cell office:value-type="string" table:style-name="ce88">
            <text:p>CENTRAL <text:s/>KENNEDY <text:s/>LINKOTEL</text:p>
          </table:table-cell>
          <table:table-cell office:value-type="string" table:style-name="ce88">
            <text:p>ECUACOPIA</text:p>
          </table:table-cell>
          <table:table-cell office:value-type="float" office:value="8" table:style-name="ce87">
            <text:p>8</text:p>
          </table:table-cell>
          <table:table-cell office:value-type="float" office:value="443.23" table:style-name="ce85">
            <text:p>443</text:p>
          </table:table-cell>
          <table:table-cell table:number-columns-repeated="2" table:style-name="ce89"/>
          <table:table-cell table:style-name="ce85"/>
          <table:table-cell table:number-columns-repeated="16376"/>
        </table:table-row>
        <table:table-row table:style-name="ro5">
          <table:table-cell table:number-columns-repeated="2"/>
          <table:table-cell table:style-name="ce1"/>
          <table:table-cell office:value-type="string" table:style-name="ce90">
            <text:p>TOTAL<text:s text:c="3"/></text:p>
          </table:table-cell>
          <table:table-cell office:value-type="float" office:value="151561.44000000003" table:formula="of:=SUM([.E8:.E16])" table:style-name="ce91">
            <text:p>151.561</text:p>
          </table:table-cell>
          <table:table-cell table:number-columns-repeated="2" table:style-name="ce92"/>
          <table:table-cell office:value-type="float" office:value="0" table:formula="of:=SUM([.H8:.H16])" table:style-name="ce93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94">
            <text:p>Costos de interconexion</text:p>
          </table:table-cell>
          <table:table-cell table:style-name="ce95"/>
          <table:table-cell office:value-type="float" office:value="97989" table:style-name="ce96">
            <text:p><text:s/>97.989<text:s/>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97">
            <text:p>Enlace de datos, servicio de internet</text:p>
          </table:table-cell>
          <table:table-cell table:style-name="ce1"/>
          <table:table-cell office:value-type="float" office:value="53129" table:style-name="ce98">
            <text:p><text:s/>53.129<text:s/>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97">
            <text:p>Centrales telefonicas</text:p>
          </table:table-cell>
          <table:table-cell table:style-name="ce1"/>
          <table:table-cell office:value-type="float" office:value="443" table:style-name="ce86">
            <text:p>44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99">
            <text:p>SUMAN</text:p>
          </table:table-cell>
          <table:table-cell table:style-name="ce100"/>
          <table:table-cell office:value-type="float" office:value="151561" table:formula="of:=SUM([.E19:.E21])" table:style-name="ce101">
            <text:p><text:s/>151.561<text:s/></text:p>
          </table:table-cell>
          <table:table-cell table:number-columns-repeated="16379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Mantenimiento" table:style-name="ta2"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81" table:default-cell-style-name="ce1"/>
        <table:table-row table:style-name="ro5">
          <table:table-cell office:value-type="string" table:style-name="ce76">
            <text:p>LINKOTEL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7">
            <text:p>EXAMEN DE COSTOS DE MANTENIMIENTO DE EQUIP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7">
            <text:p>Al 31 de diciembre del 202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3"/>
          <table:table-cell office:value-type="string" table:number-columns-spanned="2" table:number-rows-spanned="1" table:style-name="ce102">
            <text:p>Total a ag-21</text:p>
          </table:table-cell>
          <table:covered-table-cell/>
          <table:table-cell table:number-columns-repeated="2" table:style-name="ce1"/>
          <table:table-cell office:value-type="date" office:date-value="2021-12-01T00:00:00" table:style-name="ce78">
            <text:p>dic-21</text:p>
          </table:table-cell>
          <table:table-cell table:number-columns-repeated="16377"/>
        </table:table-row>
        <table:table-row table:style-name="ro7">
          <table:table-cell table:style-name="ce1"/>
          <table:table-cell office:value-type="string" table:style-name="ce80">
            <text:p>Proveedor</text:p>
          </table:table-cell>
          <table:table-cell office:value-type="string" table:style-name="ce81">
            <text:p>Cantidad</text:p>
            <text:p>de</text:p>
            <text:p>transacciones</text:p>
          </table:table-cell>
          <table:table-cell office:value-type="string" table:style-name="ce81">
            <text:p>US$</text:p>
          </table:table-cell>
          <table:table-cell office:value-type="string" table:style-name="ce80">
            <text:p>Débitos</text:p>
          </table:table-cell>
          <table:table-cell office:value-type="string" table:style-name="ce80">
            <text:p>Créditos</text:p>
          </table:table-cell>
          <table:table-cell office:value-type="string" table:style-name="ce81">
            <text:p>US$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2">
            <text:p>TELCOMAG S.A.</text:p>
          </table:table-cell>
          <table:table-cell office:value-type="float" office:value="8" table:style-name="ce83">
            <text:p>8</text:p>
          </table:table-cell>
          <table:table-cell office:value-type="float" office:value="50909.04" table:style-name="ce84">
            <text:p>50.909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VALERIANO CHOEZ</text:p>
          </table:table-cell>
          <table:table-cell office:value-type="float" office:value="1" table:style-name="ce87">
            <text:p>1</text:p>
          </table:table-cell>
          <table:table-cell office:value-type="float" office:value="995" table:style-name="ce85">
            <text:p>995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PERMONSA S.A.</text:p>
          </table:table-cell>
          <table:table-cell office:value-type="float" office:value="2" table:style-name="ce87">
            <text:p>2</text:p>
          </table:table-cell>
          <table:table-cell office:value-type="float" office:value="324.5" table:style-name="ce85">
            <text:p>325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VILLACRESES LEON PAUL</text:p>
          </table:table-cell>
          <table:table-cell office:value-type="float" office:value="1" table:style-name="ce87">
            <text:p>1</text:p>
          </table:table-cell>
          <table:table-cell office:value-type="float" office:value="145" table:style-name="ce85">
            <text:p>145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MILESTONE</text:p>
          </table:table-cell>
          <table:table-cell office:value-type="float" office:value="1" table:style-name="ce87">
            <text:p>1</text:p>
          </table:table-cell>
          <table:table-cell office:value-type="float" office:value="96.67" table:style-name="ce85">
            <text:p>97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ALDAS ROMERO ERIK ANDRES</text:p>
          </table:table-cell>
          <table:table-cell office:value-type="float" office:value="1" table:style-name="ce87">
            <text:p>1</text:p>
          </table:table-cell>
          <table:table-cell office:value-type="float" office:value="77" table:style-name="ce85">
            <text:p>77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PRODUBANCO</text:p>
          </table:table-cell>
          <table:table-cell office:value-type="float" office:value="1" table:style-name="ce87">
            <text:p>1</text:p>
          </table:table-cell>
          <table:table-cell office:value-type="float" office:value="70" table:style-name="ce85">
            <text:p>70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COMSADIMTELCO S.A.</text:p>
          </table:table-cell>
          <table:table-cell office:value-type="float" office:value="2" table:style-name="ce87">
            <text:p>2</text:p>
          </table:table-cell>
          <table:table-cell office:value-type="float" office:value="69.489999999999995" table:style-name="ce85">
            <text:p>69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6">
            <text:p>VILCONSA S.A.</text:p>
          </table:table-cell>
          <table:table-cell office:value-type="float" office:value="2" table:style-name="ce87">
            <text:p>2</text:p>
          </table:table-cell>
          <table:table-cell office:value-type="float" office:value="62.5" table:style-name="ce85">
            <text:p>63</text:p>
          </table:table-cell>
          <table:table-cell table:style-name="ce1"/>
          <table:table-cell table:number-columns-repeated="2" table:style-name="ce85"/>
          <table:table-cell table:number-columns-repeated="16377"/>
        </table:table-row>
        <table:table-row table:style-name="ro1">
          <table:table-cell table:style-name="ce1"/>
          <table:table-cell office:value-type="string" table:style-name="ce88">
            <text:p>MERELO ANGULO ROBERTO</text:p>
          </table:table-cell>
          <table:table-cell office:value-type="float" office:value="1" table:style-name="ce87">
            <text:p>1</text:p>
          </table:table-cell>
          <table:table-cell office:value-type="float" office:value="30" table:style-name="ce85">
            <text:p>30</text:p>
          </table:table-cell>
          <table:table-cell table:style-name="ce104"/>
          <table:table-cell table:number-columns-repeated="2" table:style-name="ce8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105">
            <text:p>TOTAL<text:s text:c="4"/></text:p>
          </table:table-cell>
          <table:table-cell office:value-type="float" office:value="52779.199999999997" table:formula="of:=SUM([.D7:.D16])" table:style-name="ce91">
            <text:p>52.779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Mayor" table:style-name="ta3"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8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Cuentas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Proveedor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Acumulado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TELCONET S.A.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9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4117 TEL001-TELCONET S.A. SERVICIO POR L3MPLS 30720 K - NETVOICE-CNTCORREOSGYE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210" table:style-name="ce109">
            <text:p>210,00<text:s/></text:p>
          </table:table-cell>
          <table:table-cell office:value-type="float" office:value="210" table:style-name="ce109">
            <text:p>21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0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4118 TEL001-TELCONET S.A. SERVICIOS POR CLOUD EMAIL PROTECTION BASICO 30 DOMINIO Y SERVICIO DE CLOUDMAIL 5 GB(30 CORREO)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352.32" table:style-name="ce109">
            <text:p>352,3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1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4119 TEL001-TELCONET S.A. SERVICIO POR UNIDAD VIRTUAL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3960.78" table:style-name="ce109">
            <text:p>3.96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2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4530.78" table:style-name="ce109">
            <text:p>4.53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3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5559 TEL001-TELCONET S.A. SERVICIOS POR CANAL TELEFONIA Y CLEAR CHANNEL TDMOIP 3 E1 20480K LINKO_MOVIL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210" table:style-name="ce109">
            <text:p>210,00<text:s/></text:p>
          </table:table-cell>
          <table:table-cell office:value-type="float" office:value="4740.78" table:style-name="ce109">
            <text:p>4.74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4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5560 TEL001-TELCONET S.A. SERVICIOS POR LÍNEAS TELEFÓNICAS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6160.78" table:style-name="ce109">
            <text:p>6.16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5</text:p>
          </table:table-cell>
          <table:table-cell office:value-type="date" office:date-value="2021-01-04T00:00:00" table:style-name="ce108">
            <text:p>04-ene-21</text:p>
          </table:table-cell>
          <table:table-cell office:value-type="string" table:style-name="ce106">
            <text:p>Fact # 435870 TEL001-TELCONET S.A. SERVICIOS POR ENLACE TDM CLEAR CHANNEL CONTRA SETEL 1E1 MES DE ENER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6230.78" table:style-name="ce109">
            <text:p>6.23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6800.78" table:style-name="ce109">
            <text:p>6.80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7253 TEL001-TELCONET S.A. SERVICIOS POR L3MPLS 30720 K - NETVOICE-CNTCORREOSGYE MES DE FEB 2021</text:p>
          </table:table-cell>
          <table:table-cell office:value-type="string" table:style-name="ce106">
            <text:p>TELCONET S.A.</text:p>
          </table:table-cell>
          <table:table-cell office:value-type="float" office:value="210" table:style-name="ce109">
            <text:p>210,00<text:s/></text:p>
          </table:table-cell>
          <table:table-cell office:value-type="float" office:value="7010.78" table:style-name="ce109">
            <text:p>7.01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6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7254 TEL001-TELCONET S.A. SERVICIOS POR CLOUD EMAIL PROTECTION BASICO 30 DOMINIO Y SERVICIO DE CLOUDMAIL 5 GB(30 CORREO) MES DE FEB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7153.1" table:style-name="ce109">
            <text:p>7.153,1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7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7255 TEL001-TELCONET S.A. SERVICIO POR UNIDAD VIRTUAL MES DE FEB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10761.56" table:style-name="ce109">
            <text:p>10.76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8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8809 TEL001-TELCONET S.A. SERVICIO POR CANAL TELEFONIA Y CLEAR CHANNEL TDMOIP 3 E1 20480K LINKO_MOVIL MES DE FEB 2021</text:p>
          </table:table-cell>
          <table:table-cell office:value-type="string" table:style-name="ce106">
            <text:p>TELCONET S.A.</text:p>
          </table:table-cell>
          <table:table-cell office:value-type="float" office:value="210" table:style-name="ce109">
            <text:p>210,00<text:s/></text:p>
          </table:table-cell>
          <table:table-cell office:value-type="float" office:value="10971.56" table:style-name="ce109">
            <text:p>10.97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9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8810 TEL001-TELCONET S.A. SERVICIOS POR LÍNEAS TELEFÓNICAS MES DE FEB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12391.56" table:style-name="ce109">
            <text:p>12.39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0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Fact # 439118 TEL001-TELCONET S.A. SERVICIO POR ENLACE TDM CLEAR CHANNEL CONTRA SETEL 1E1 MES DE FEB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12461.56" table:style-name="ce109">
            <text:p>12.46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8</text:p>
          </table:table-cell>
          <table:table-cell office:value-type="date" office:date-value="2021-02-10T00:00:00" table:style-name="ce108">
            <text:p>10-feb-21</text:p>
          </table:table-cell>
          <table:table-cell office:value-type="string" table:style-name="ce106">
            <text:p>Fact # 439865 TEL001-TELCONET S.A. SERVICIO POR CLEAR CHANNEL TDMOIP 3 E1 30144K LINKO_MOVIL. FACTURACION CAMBIOPRECIO DEL SERVICIO DESDE: 2021-02-05 HASTA: 2021-02-27</text:p>
          </table:table-cell>
          <table:table-cell office:value-type="string" table:style-name="ce106">
            <text:p>TELCONET S.A.</text:p>
          </table:table-cell>
          <table:table-cell office:value-type="float" office:value="51.94" table:style-name="ce109">
            <text:p>51,94<text:s/></text:p>
          </table:table-cell>
          <table:table-cell office:value-type="float" office:value="12513.5" table:style-name="ce109">
            <text:p>12.51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5</text:p>
          </table:table-cell>
          <table:table-cell office:value-type="date" office:date-value="2021-02-11T00:00:00" table:style-name="ce108">
            <text:p>11-feb-21</text:p>
          </table:table-cell>
          <table:table-cell office:value-type="string" table:style-name="ce106">
            <text:p>Fact # 439907 TEL001-TELCONET S.A. SERVICIO POR CANAL TELEFONIA. FACTURACION POR INSTALACION DEL SERVICIO MES DE FEBRERO 2021</text:p>
          </table:table-cell>
          <table:table-cell office:value-type="string" table:style-name="ce106">
            <text:p>TELCONET S.A.</text:p>
          </table:table-cell>
          <table:table-cell office:value-type="float" office:value="300" table:style-name="ce109">
            <text:p>300,00<text:s/></text:p>
          </table:table-cell>
          <table:table-cell office:value-type="float" office:value="12813.5" table:style-name="ce109">
            <text:p>12.81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5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13383.5" table:style-name="ce109">
            <text:p>13.38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6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0491 TEL001-TELCONET S.A. L3MPLS 30720 K - NETVOICE-CNTCORREOSGYE Y CANAL TELEFONIA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420" table:style-name="ce109">
            <text:p>420,00<text:s/></text:p>
          </table:table-cell>
          <table:table-cell office:value-type="float" office:value="13803.5" table:style-name="ce109">
            <text:p>13.80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7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0492 TEL001-TELCONET S.A. CLOUD EMAIL PROTECTION BASICO 30 DOMINIO NETVOICE Y SERVICIO DE CLOUDMAIL 5 GB(30 CORREO)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13945.82" table:style-name="ce109">
            <text:p>13.945,8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8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0493 TEL001-TELCONET S.A. SERVICIO DE UNIDAD VIRTUAL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17554.28" table:style-name="ce109">
            <text:p>17.55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9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1973 TEL001-TELCONET S.A. CANAL TELEFONIA Y CLEAR CHANNEL TDMOIP 3 E1 30144K LINKO_MOVIL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17834.28" table:style-name="ce109">
            <text:p>17.83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0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1974 TEL001-TELCONET S.A. SERVICIO DE LÍNEAS TELEFONICAS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19254.28" table:style-name="ce109">
            <text:p>19.25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1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Fact # 442285 TEL001-TELCONET S.A. SERVICIO POR ENLACE TDM CLEAR CHANNEL CONTRA SETEL 1E1 MES DE MARZ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19324.28" table:style-name="ce109">
            <text:p>19.32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19894.28" table:style-name="ce109">
            <text:p>19.89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3964 TEL001-TELCONET S.A. CLOUD EMAIL PROTECTION BASICO 30 DOMINIO NETVOICE Y SERVICIO DE CLOUDMAIL 5 GB(30 CORREO) ABRIL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20036.599999999999" table:style-name="ce109">
            <text:p>20.036,6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3965 TEL001-TELCONET S.A. SERVICIO POR UNIDAD VIRTUAL MES DE ABRIL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23645.06" table:style-name="ce109">
            <text:p>23.64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5472 TEL001-TELCONET S.A. CANAL TELEFONIA Y CLEAR CHANNEL TDMOIP 3 E1 30144K LINKO_MOVIL MES DE ABRIL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23925.06" table:style-name="ce109">
            <text:p>23.92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6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5788 TEL001-TELCONET S.A. ENLACE TDM CLEAR CHANNEL CONTRA SETEL 1E1 MES DE ABRIL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23995.06" table:style-name="ce109">
            <text:p>23.99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7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3963 TEL001-TELCONET S.A. SERVICIO POR L3MPLS 30720 K - NETVOICE-CNTCORREOSGYE Y CANAL TELEFONIA MES DE ABRIL 2021</text:p>
          </table:table-cell>
          <table:table-cell office:value-type="string" table:style-name="ce106">
            <text:p>TELCONET S.A.</text:p>
          </table:table-cell>
          <table:table-cell office:value-type="float" office:value="420" table:style-name="ce109">
            <text:p>420,00<text:s/></text:p>
          </table:table-cell>
          <table:table-cell office:value-type="float" office:value="24415.06" table:style-name="ce109">
            <text:p>24.41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8</text:p>
          </table:table-cell>
          <table:table-cell office:value-type="date" office:date-value="2021-04-01T00:00:00" table:style-name="ce108">
            <text:p>01-abr-21</text:p>
          </table:table-cell>
          <table:table-cell office:value-type="string" table:style-name="ce106">
            <text:p>Fact # 445473 TEL001-TELCONET S.A. SERVICIO DE LÍNEAS TELEFONICAS MES DE ABRIL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25835.06" table:style-name="ce109">
            <text:p>25.83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8994 TEL001-TELCONET S.A. SERVICIO DE LÍNEAS TELEFONICAS MES DE MAY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27255.06" table:style-name="ce109">
            <text:p>27.25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7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7436 TEL001-TELCONET S.A. SERVICIO POR L3MPLS 30720 K - NETVOICE-CNTCORREOSGYE, CANAL TELEFONIA MES DE MAYO 2021</text:p>
          </table:table-cell>
          <table:table-cell office:value-type="string" table:style-name="ce106">
            <text:p>TELCONET S.A.</text:p>
          </table:table-cell>
          <table:table-cell office:value-type="float" office:value="420" table:style-name="ce109">
            <text:p>420,00<text:s/></text:p>
          </table:table-cell>
          <table:table-cell office:value-type="float" office:value="27675.06" table:style-name="ce109">
            <text:p>27.67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18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28245.06" table:style-name="ce109">
            <text:p>28.24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0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7438 TEL001-TELCONET S.A. SERVICIO POR UNIDAD VIRTUAL MES DE MAYO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31853.52" table:style-name="ce109">
            <text:p>31.85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1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8993 TEL001-TELCONET S.A. SERVICIO POR CANAL TELEFONIA, CLEAR CHANNEL TDMOIP 3 E1 30144K LINKO_MOVIL MES DE MAYO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32133.52" table:style-name="ce109">
            <text:p>32.13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2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9315 TEL001-TELCONET S.A. SERVICIO POR ENLACE TDM CLEAR CHANNEL CONTRA SETEL 1E1 MES DE MAY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32203.52" table:style-name="ce109">
            <text:p>32.20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75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string" table:style-name="ce106">
            <text:p>TELCONET S.A.</text:p>
          </table:table-cell>
          <table:table-cell office:value-type="float" office:value="697.32" table:style-name="ce109">
            <text:p>697,32<text:s/></text:p>
          </table:table-cell>
          <table:table-cell office:value-type="float" office:value="32900.839999999997" table:style-name="ce109">
            <text:p>32.90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5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33470.839999999997" table:style-name="ce109">
            <text:p>33.47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6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0789 TEL001-TELCONET S.A. SERVICIO DE L3MPLS 30720K CNTCORREOSGYE Y ANAL TELEFONIA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420" table:style-name="ce109">
            <text:p>420,00<text:s/></text:p>
          </table:table-cell>
          <table:table-cell office:value-type="float" office:value="33890.839999999997" table:style-name="ce109">
            <text:p>33.89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7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0790 TEL001-TELCONET S.A. SERVICIO POR CLOUD EMAIL PROTECTION BASICO 30 Y CLOUDMAIL 5 GB(30 CORREO)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34033.160000000003" table:style-name="ce109">
            <text:p>34.033,1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8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0791 TEL001-TELCONET S.A. SERVICIO DE UNIDAD VIRTUAL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37641.620000000003" table:style-name="ce109">
            <text:p>37.64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49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2360 TEL001-TELCONET S.A. SERVICIO POR CANAL TELEFONIA Y CLEAR CHANNEL TDMOIP 3 E1 30144K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37921.620000000003" table:style-name="ce109">
            <text:p>37.92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0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2361 TEL001-TELCONET S.A. SERVICIOS DE LÍNEAS TELEFONICAS MES DE JUNI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39341.620000000003" table:style-name="ce109">
            <text:p>39.34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1</text:p>
          </table:table-cell>
          <table:table-cell office:value-type="date" office:date-value="2021-06-01T00:00:00" table:style-name="ce108">
            <text:p>01-jun-21</text:p>
          </table:table-cell>
          <table:table-cell office:value-type="string" table:style-name="ce106">
            <text:p>Fact # 452681 TEL001-TELCONET S.A. ENLACE TDM CLEAR CHANNEL CONTRA SETEL 1E1 MES DE MAY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39411.620000000003" table:style-name="ce109">
            <text:p>39.4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2</text:p>
          </table:table-cell>
          <table:table-cell office:value-type="date" office:date-value="2021-06-19T00:00:00" table:style-name="ce108">
            <text:p>19-jun-21</text:p>
          </table:table-cell>
          <table:table-cell office:value-type="string" table:style-name="ce106">
            <text:p>Fact # 453878 TEL001-TELCONET S.A. BACKUP L3MPLS 30720K NETVOICE-CNTCORREOSGYE2. FACTURACION POR INSTALACION DEL SERVICIO <text:s/>MES DE MAYO 2021</text:p>
          </table:table-cell>
          <table:table-cell office:value-type="string" table:style-name="ce106">
            <text:p>TELCONET S.A.</text:p>
          </table:table-cell>
          <table:table-cell office:value-type="float" office:value="100" table:style-name="ce109">
            <text:p>100,00<text:s/></text:p>
          </table:table-cell>
          <table:table-cell office:value-type="float" office:value="39511.620000000003" table:style-name="ce109">
            <text:p>39.5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1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40081.620000000003" table:style-name="ce109">
            <text:p>40.08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2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4297 TEL001-TELCONET S.A. SERVICIOS POR L3MPLS 30720 K - NETVOICE-CNTCORREOSGYE, BACKUP L3MPLS 30720K NETVOICE-CNTCORREOSGYE2, CANAL TELEFONIA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630" table:style-name="ce109">
            <text:p>630,00<text:s/></text:p>
          </table:table-cell>
          <table:table-cell office:value-type="float" office:value="40711.620000000003" table:style-name="ce109">
            <text:p>40.7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3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4298 TEL001-TELCONET S.A. SERVICIO POR CLOUD EMAIL PROTECTION BASICO 30 DOMINIO NETVOICE, CLOUDMAIL 5 GB(30 CORREO)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40853.94" table:style-name="ce109">
            <text:p>40.85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5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5873 TEL001-TELCONET S.A. SERVICIO POR CANAL TELEFONIA, CLEAR CHANNEL TDMOIP 3 E1 30144K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41133.94" table:style-name="ce109">
            <text:p>41.13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6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5874 TEL001-TELCONET S.A. SERVICIOS DE LINEAS TELEFONICAS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42553.94" table:style-name="ce109">
            <text:p>42.55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7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6194 TEL001-TELCONET S.A. SERVICIO POR ENLACE TDM CLEAR CHANNEL CONTRA SETEL 1E1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42623.94" table:style-name="ce109">
            <text:p>42.62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8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6641 TEL001-TELCONET S.A. SERVICIO POR BACKUP L3MPLS 30720K NETVOICE-CNTCORREOSGYE2. FACT URACION PROPORCIONAL DEL SERVICIO DESDE: 2021-06- 18 HASTA: 2021-06-27</text:p>
          </table:table-cell>
          <table:table-cell office:value-type="string" table:style-name="ce106">
            <text:p>TELCONET S.A.</text:p>
          </table:table-cell>
          <table:table-cell office:value-type="float" office:value="116.13" table:style-name="ce109">
            <text:p>116,13<text:s/></text:p>
          </table:table-cell>
          <table:table-cell office:value-type="float" office:value="42740.07" table:style-name="ce109">
            <text:p>42.740,0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57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Fact # 454299 TEL001-TELCONET S.A. SERVICIO POR UNIDAD VIRTUAL MES DE JULIO 2021</text:p>
          </table:table-cell>
          <table:table-cell office:value-type="string" table:style-name="ce106">
            <text:p>TELCONET S.A.</text:p>
          </table:table-cell>
          <table:table-cell office:value-type="float" office:value="3668.46" table:style-name="ce109">
            <text:p>3.668,46<text:s/></text:p>
          </table:table-cell>
          <table:table-cell office:value-type="float" office:value="46408.53" table:style-name="ce109">
            <text:p>46.40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8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string" table:style-name="ce106">
            <text:p>TELCONET S.A.</text:p>
          </table:table-cell>
          <table:table-cell office:value-type="float" office:value="570" table:style-name="ce109">
            <text:p>570,00<text:s/></text:p>
          </table:table-cell>
          <table:table-cell office:value-type="float" office:value="46978.53" table:style-name="ce109">
            <text:p>46.97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29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8000 TEL001-TELCONET S.A. SERVICIO POR L3MPLS 30720 K CNTCORREOSGYE, BACKUP L3MPLS 30720K CNTCORREOSGYE2, CANAL TELEFONIA MES AGOSTO 2021</text:p>
          </table:table-cell>
          <table:table-cell office:value-type="string" table:style-name="ce106">
            <text:p>TELCONET S.A.</text:p>
          </table:table-cell>
          <table:table-cell office:value-type="float" office:value="630" table:style-name="ce109">
            <text:p>630,00<text:s/></text:p>
          </table:table-cell>
          <table:table-cell office:value-type="float" office:value="47608.53" table:style-name="ce109">
            <text:p>47.60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0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8001 TEL001-TELCONET S.A. SERVICIO DE CLOUDMAIL 5 GB(30 CORREO), CLOUD EMAIL PROTECTION BASICO 30 DOMINIO NETVOICE MES AGOSTO 2021</text:p>
          </table:table-cell>
          <table:table-cell office:value-type="string" table:style-name="ce106">
            <text:p>TELCONET S.A.</text:p>
          </table:table-cell>
          <table:table-cell office:value-type="float" office:value="142.32" table:style-name="ce109">
            <text:p>142,32<text:s/></text:p>
          </table:table-cell>
          <table:table-cell office:value-type="float" office:value="47750.85" table:style-name="ce109">
            <text:p>47.750,8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1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8002 TEL001-TELCONET S.A. SERVICIO POR UNIDAD VIRTUAL MES AGOSTO 2021</text:p>
          </table:table-cell>
          <table:table-cell office:value-type="string" table:style-name="ce106">
            <text:p>TELCONET S.A.</text:p>
          </table:table-cell>
          <table:table-cell office:value-type="float" office:value="3608.46" table:style-name="ce109">
            <text:p>3.608,46<text:s/></text:p>
          </table:table-cell>
          <table:table-cell office:value-type="float" office:value="51359.31" table:style-name="ce109">
            <text:p>51.35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2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9603 TEL001-TELCONET S.A. SERVICIO POR CANAL TELEFONIA, CLEAR CHANNEL TDMOIP 3 E1 30144K LINKO_MOVIL MES AGOSTO 2021</text:p>
          </table:table-cell>
          <table:table-cell office:value-type="string" table:style-name="ce106">
            <text:p>TELCONET S.A.</text:p>
          </table:table-cell>
          <table:table-cell office:value-type="float" office:value="280" table:style-name="ce109">
            <text:p>280,00<text:s/></text:p>
          </table:table-cell>
          <table:table-cell office:value-type="float" office:value="51639.31" table:style-name="ce109">
            <text:p>51.63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3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9604 TEL001-TELCONET S.A. SERVICIO PO LÍNEAS TELEFÓNICAS MES AGOSTO 2021</text:p>
          </table:table-cell>
          <table:table-cell office:value-type="string" table:style-name="ce106">
            <text:p>TELCONET S.A.</text:p>
          </table:table-cell>
          <table:table-cell office:value-type="float" office:value="1420" table:style-name="ce109">
            <text:p>1.420,00<text:s/></text:p>
          </table:table-cell>
          <table:table-cell office:value-type="float" office:value="53059.31" table:style-name="ce109">
            <text:p>53.05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NLACE DE DATOS / SERVICIO INTERNET</text:p>
          </table:table-cell>
          <table:table-cell office:value-type="string" table:style-name="ce107">
            <text:p>DF-34</text:p>
          </table:table-cell>
          <table:table-cell office:value-type="date" office:date-value="2021-08-02T00:00:00" table:style-name="ce108">
            <text:p>02-ago-21</text:p>
          </table:table-cell>
          <table:table-cell office:value-type="string" table:style-name="ce106">
            <text:p>Fact # 459921 TEL001-TELCONET S.A. SERVICIO POR ENLACE TDM CLEAR CHANNEL CONTRA SETEL 1E1 MES AGOSTO 2021</text:p>
          </table:table-cell>
          <table:table-cell office:value-type="string" table:style-name="ce106">
            <text:p>TELCONET S.A.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53129.31" table:style-name="ce109">
            <text:p>53.129,31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NULL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2</text:p>
          </table:table-cell>
          <table:table-cell office:value-type="date" office:date-value="2021-01-12T00:00:00" table:style-name="ce108">
            <text:p>12-ene-21</text:p>
          </table:table-cell>
          <table:table-cell office:value-type="string" table:style-name="ce106">
            <text:p>Fact # 109 COM029-COMSADIMTELCO S.A. COMPRA DE(3) PATCH CORD LULU Y (3) PATCH CORD SULU DE UPC-LC/UPC DX G652D BOTA CORTA 5M, 9M</text:p>
          </table:table-cell>
          <table:table-cell office:value-type="string" table:style-name="ce106">
            <text:p>COMSADIMTELCO S.A.</text:p>
          </table:table-cell>
          <table:table-cell office:value-type="float" office:value="44.5" table:style-name="ce109">
            <text:p>44,50<text:s/></text:p>
          </table:table-cell>
          <table:table-cell office:value-type="float" office:value="44.5" table:style-name="ce109">
            <text:p>44,50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5</text:p>
          </table:table-cell>
          <table:table-cell office:value-type="date" office:date-value="2021-01-21T00:00:00" table:style-name="ce108">
            <text:p>21-ene-21</text:p>
          </table:table-cell>
          <table:table-cell office:value-type="string" table:style-name="ce106">
            <text:p>Fact # 997 TEL011-TELCOMAG S.A. MANTENIMIENTO TÉCNICO REDES Y EQUIPO TELEFÓNICO MES DE ENER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6408.13" table:style-name="ce109">
            <text:p>6.408,13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NDL-33</text:p>
          </table:table-cell>
          <table:table-cell office:value-type="date" office:date-value="2021-02-11T00:00:00" table:style-name="ce108">
            <text:p>11-feb-21</text:p>
          </table:table-cell>
          <table:table-cell office:value-type="string" table:style-name="ce106">
            <text:p>N/D PRODUBANCO TRANSFERENCIA REEMBOLSO POR TERMINACION DE TRABAJO CON EL ING. IVÁN VÁSQUEZ DE LA EMPRESA TOTALTEK COORDINADO POR FERNANDO RORIGUEZ POR COLOCACIÓN DE PATCHCORDS DE FIBRA</text:p>
          </table:table-cell>
          <table:table-cell office:value-type="string" table:style-name="ce106">
            <text:p>PRODUBANCO</text:p>
          </table:table-cell>
          <table:table-cell office:value-type="float" office:value="70" table:style-name="ce109">
            <text:p>70,00<text:s/></text:p>
          </table:table-cell>
          <table:table-cell office:value-type="float" office:value="6478.13" table:style-name="ce109">
            <text:p>6.478,13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26</text:p>
          </table:table-cell>
          <table:table-cell office:value-type="date" office:date-value="2021-02-24T00:00:00" table:style-name="ce108">
            <text:p>24-feb-21</text:p>
          </table:table-cell>
          <table:table-cell office:value-type="string" table:style-name="ce106">
            <text:p>Fact # 1017 TEL011-TELCOMAG S.A. MANTENIMIENTO TÉCNICO REDES Y EQUIPO TELEFÓNICO MES DE FEBRER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12841.76" table:style-name="ce109">
            <text:p>12.841,76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R-890</text:p>
          </table:table-cell>
          <table:table-cell office:value-type="date" office:date-value="2021-02-26T00:00:00" table:style-name="ce108">
            <text:p>26-feb-21</text:p>
          </table:table-cell>
          <table:table-cell office:value-type="string" table:style-name="ce106">
            <text:p>Liqu # 2702 MER005-MERELO ANGULO ROBERTO MANUEL REEMBOLSO POR ELABORACION DE 10 ETIQUETAS PARA PACHCORDS</text:p>
          </table:table-cell>
          <table:table-cell office:value-type="string" table:style-name="ce106">
            <text:p>MERELO ANGULO ROBERTO</text:p>
          </table:table-cell>
          <table:table-cell office:value-type="float" office:value="30" table:style-name="ce109">
            <text:p>30,00<text:s/></text:p>
          </table:table-cell>
          <table:table-cell office:value-type="float" office:value="12871.76" table:style-name="ce109">
            <text:p>12.871,76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17</text:p>
          </table:table-cell>
          <table:table-cell office:value-type="date" office:date-value="2021-03-09T00:00:00" table:style-name="ce108">
            <text:p>09-mar-21</text:p>
          </table:table-cell>
          <table:table-cell office:value-type="string" table:style-name="ce106">
            <text:p>Fact # 1297 MIL002-MILESTONE TECHNOLOGIES ELABORACION DE 38 ETIQUETAS AUTOLAMINADAS MÁS ENVIO</text:p>
          </table:table-cell>
          <table:table-cell office:value-type="string" table:style-name="ce106">
            <text:p>MILESTONE</text:p>
          </table:table-cell>
          <table:table-cell office:value-type="float" office:value="96.67" table:style-name="ce109">
            <text:p>96,67<text:s/></text:p>
          </table:table-cell>
          <table:table-cell office:value-type="float" office:value="12968.43" table:style-name="ce109">
            <text:p>12.968,43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21</text:p>
          </table:table-cell>
          <table:table-cell office:value-type="date" office:date-value="2021-03-09T00:00:00" table:style-name="ce108">
            <text:p>09-mar-21</text:p>
          </table:table-cell>
          <table:table-cell office:value-type="string" table:style-name="ce106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office:value-type="string" table:style-name="ce106">
            <text:p>VILLACRESES LEON PAUL</text:p>
          </table:table-cell>
          <table:table-cell office:value-type="float" office:value="145" table:style-name="ce109">
            <text:p>145,00<text:s/></text:p>
          </table:table-cell>
          <table:table-cell office:value-type="float" office:value="13113.43" table:style-name="ce109">
            <text:p>13.113,43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9</text:p>
          </table:table-cell>
          <table:table-cell office:value-type="date" office:date-value="2021-03-25T00:00:00" table:style-name="ce108">
            <text:p>25-mar-21</text:p>
          </table:table-cell>
          <table:table-cell office:value-type="string" table:style-name="ce106">
            <text:p>Fact # 1036 TEL011-TELCOMAG S.A. MANTENIMIENTO TÉCNICO REDES Y EQUIPO TELEFÓNICO MES DE MARZ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19477.060000000001" table:style-name="ce109">
            <text:p>19.477,06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62</text:p>
          </table:table-cell>
          <table:table-cell office:value-type="date" office:date-value="2021-03-25T00:00:00" table:style-name="ce108">
            <text:p>25-mar-21</text:p>
          </table:table-cell>
          <table:table-cell office:value-type="string" table:style-name="ce106">
            <text:p>Fact # 83684 VIL038-VILCONSA S.A. COMPRA DE 800 CONECTOR UY 13, 20 PLUG DE RED RJ45, 20 CAPUCHA PLASTICA RJ45 Y 4 CINTAS AISLANTES</text:p>
          </table:table-cell>
          <table:table-cell office:value-type="string" table:style-name="ce106">
            <text:p>VILCONSA S.A.</text:p>
          </table:table-cell>
          <table:table-cell office:value-type="float" office:value="46.43" table:style-name="ce109">
            <text:p>46,43<text:s/></text:p>
          </table:table-cell>
          <table:table-cell office:value-type="float" office:value="19523.490000000002" table:style-name="ce109">
            <text:p>19.523,49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63</text:p>
          </table:table-cell>
          <table:table-cell office:value-type="date" office:date-value="2021-03-25T00:00:00" table:style-name="ce108">
            <text:p>25-mar-21</text:p>
          </table:table-cell>
          <table:table-cell office:value-type="string" table:style-name="ce106">
            <text:p>Fact # 83686 VIL038-VILCONSA S.A. COMPRA DE 30 CABLES UTP CAT 6</text:p>
          </table:table-cell>
          <table:table-cell office:value-type="string" table:style-name="ce106">
            <text:p>VILCONSA S.A.</text:p>
          </table:table-cell>
          <table:table-cell office:value-type="float" office:value="16.07" table:style-name="ce109">
            <text:p>16,07<text:s/></text:p>
          </table:table-cell>
          <table:table-cell office:value-type="float" office:value="19539.560000000001" table:style-name="ce109">
            <text:p>19.539,56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42</text:p>
          </table:table-cell>
          <table:table-cell office:value-type="date" office:date-value="2021-04-26T00:00:00" table:style-name="ce108">
            <text:p>26-abr-21</text:p>
          </table:table-cell>
          <table:table-cell office:value-type="string" table:style-name="ce106">
            <text:p>Fact # 1533 ALD003-ALDAS ROMERO ERIK ANDRES COMPRA DE DISCO DURO SSD KINGSTON KC2500 250GB M.2 3500 MB/S PCIE NVME (SKC2500M8/250G)</text:p>
          </table:table-cell>
          <table:table-cell office:value-type="string" table:style-name="ce106">
            <text:p>ALDAS ROMERO ERIK ANDRES</text:p>
          </table:table-cell>
          <table:table-cell office:value-type="float" office:value="77" table:style-name="ce109">
            <text:p>77,00<text:s/></text:p>
          </table:table-cell>
          <table:table-cell office:value-type="float" office:value="19616.560000000001" table:style-name="ce109">
            <text:p>19.616,56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46</text:p>
          </table:table-cell>
          <table:table-cell office:value-type="date" office:date-value="2021-04-26T00:00:00" table:style-name="ce108">
            <text:p>26-abr-21</text:p>
          </table:table-cell>
          <table:table-cell office:value-type="string" table:style-name="ce106">
            <text:p>Fact # 1055 TEL011-TELCOMAG S.A. MANTENIMIENTO TÉCNICO REDES Y EQUIPO TELEFÓNICO MES DE ABRIL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25980.19" table:style-name="ce109">
            <text:p>25.980,19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49</text:p>
          </table:table-cell>
          <table:table-cell office:value-type="date" office:date-value="2021-04-27T00:00:00" table:style-name="ce108">
            <text:p>27-abr-21</text:p>
          </table:table-cell>
          <table:table-cell office:value-type="string" table:style-name="ce106">
            <text:p>Fact # 1274 VAL043-VALERIANO CHÓEZ JOSÉ LUIS SERVICIOS POR (10) MONTAJE DE CIRCUITOS ELECTRICOS DE TOMA INDEPENDIENTE POSITIVO., NEGATIVO, TIERRA <text:s/>120V.</text:p>
          </table:table-cell>
          <table:table-cell office:value-type="string" table:style-name="ce106">
            <text:p>VALERIANO CHOEZ</text:p>
          </table:table-cell>
          <table:table-cell office:value-type="float" office:value="995" table:style-name="ce109">
            <text:p>995,00<text:s/></text:p>
          </table:table-cell>
          <table:table-cell office:value-type="float" office:value="26975.19" table:style-name="ce109">
            <text:p>26.975,19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34</text:p>
          </table:table-cell>
          <table:table-cell office:value-type="date" office:date-value="2021-05-21T00:00:00" table:style-name="ce108">
            <text:p>21-may-21</text:p>
          </table:table-cell>
          <table:table-cell office:value-type="string" table:style-name="ce106">
            <text:p>Fact # 1698 COM029-COMSADIMTELCO S.A. COMPRA DE 2 PATCH CORD MÁS ENVÍO</text:p>
          </table:table-cell>
          <table:table-cell office:value-type="string" table:style-name="ce106">
            <text:p>COMSADIMTELCO S.A.</text:p>
          </table:table-cell>
          <table:table-cell office:value-type="float" office:value="24.99" table:style-name="ce109">
            <text:p>24,99<text:s/></text:p>
          </table:table-cell>
          <table:table-cell office:value-type="float" office:value="27000.18" table:style-name="ce109">
            <text:p>27.000,18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52</text:p>
          </table:table-cell>
          <table:table-cell office:value-type="date" office:date-value="2021-05-27T00:00:00" table:style-name="ce108">
            <text:p>27-may-21</text:p>
          </table:table-cell>
          <table:table-cell office:value-type="string" table:style-name="ce106">
            <text:p>Fact # 1076 TEL011-TELCOMAG S.A. MANTENIMIENTO TÉCNICO REDES Y EQUIPO TELEFÓNICO MES DE MAY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33363.81" table:style-name="ce109">
            <text:p>33.363,81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30</text:p>
          </table:table-cell>
          <table:table-cell office:value-type="date" office:date-value="2021-06-28T00:00:00" table:style-name="ce108">
            <text:p>28-jun-21</text:p>
          </table:table-cell>
          <table:table-cell office:value-type="string" table:style-name="ce106">
            <text:p>Fact # 1111 TEL011-TELCOMAG S.A. MANTENIMIENTO TÉCNICO REDES Y EQUIPO TELEFÓNICO MES DE JUNI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39727.440000000002" table:style-name="ce109">
            <text:p>39.727,44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14</text:p>
          </table:table-cell>
          <table:table-cell office:value-type="date" office:date-value="2021-07-21T00:00:00" table:style-name="ce108">
            <text:p>21-jul-21</text:p>
          </table:table-cell>
          <table:table-cell office:value-type="string" table:style-name="ce106">
            <text:p>Fact # 52897 PER002-PERMONSA S. A. COMPRA DE 2 ADAPTADORES GATEWAYS TELEFONO ANALOGO</text:p>
          </table:table-cell>
          <table:table-cell office:value-type="string" table:style-name="ce106">
            <text:p>PERMONSA S.A.</text:p>
          </table:table-cell>
          <table:table-cell office:value-type="float" office:value="77" table:style-name="ce109">
            <text:p>77,00<text:s/></text:p>
          </table:table-cell>
          <table:table-cell office:value-type="float" office:value="39804.44" table:style-name="ce109">
            <text:p>39.804,44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21</text:p>
          </table:table-cell>
          <table:table-cell office:value-type="date" office:date-value="2021-07-29T00:00:00" table:style-name="ce108">
            <text:p>29-jul-21</text:p>
          </table:table-cell>
          <table:table-cell office:value-type="string" table:style-name="ce106">
            <text:p>Fact # 1130 TEL011-TELCOMAG S.A. MANTENIMIENTO TÉCNICO REDES Y EQUIPO TELEFÓNICO MES DE JULI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46168.07" table:style-name="ce109">
            <text:p>46.168,07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12</text:p>
          </table:table-cell>
          <table:table-cell office:value-type="date" office:date-value="2021-08-16T00:00:00" table:style-name="ce108">
            <text:p>16-ago-21</text:p>
          </table:table-cell>
          <table:table-cell office:value-type="string" table:style-name="ce106">
            <text:p>Fact # 53121 PER002-PERMONSA S. A. COMPRA DE UN ADAPTADOR TELEFONICO 4 PUERTOS Y CUATRO ADAPTADOR TELEFONICO ANALOGO</text:p>
          </table:table-cell>
          <table:table-cell office:value-type="string" table:style-name="ce106">
            <text:p>PERMONSA S.A.</text:p>
          </table:table-cell>
          <table:table-cell office:value-type="float" office:value="247.5" table:style-name="ce109">
            <text:p>247,50<text:s/></text:p>
          </table:table-cell>
          <table:table-cell office:value-type="float" office:value="46415.57" table:style-name="ce109">
            <text:p>46.415,57<text:s/></text:p>
          </table:table-cell>
          <table:table-cell table:number-columns-repeated="16377"/>
        </table:table-row>
        <table:table-row table:style-name="ro1">
          <table:table-cell office:value-type="string" table:style-name="ce106">
            <text:p>MANTENIMIENTO DE EQUIPOS</text:p>
          </table:table-cell>
          <table:table-cell office:value-type="string" table:style-name="ce107">
            <text:p>DF-11</text:p>
          </table:table-cell>
          <table:table-cell office:value-type="date" office:date-value="2021-08-20T00:00:00" table:style-name="ce108">
            <text:p>20-ago-21</text:p>
          </table:table-cell>
          <table:table-cell office:value-type="string" table:style-name="ce106">
            <text:p>Fact # 1149 TEL011-TELCOMAG S.A. MANTENIMIENTO TÉCNICO REDES Y EQUIPO TELEFÓNICO MES DE AGOSTO 2021</text:p>
          </table:table-cell>
          <table:table-cell office:value-type="string" table:style-name="ce106">
            <text:p>TELCOMAG S.A.</text:p>
          </table:table-cell>
          <table:table-cell office:value-type="float" office:value="6363.63" table:style-name="ce109">
            <text:p>6.363,63<text:s/></text:p>
          </table:table-cell>
          <table:table-cell office:value-type="float" office:value="52779.199999999997" table:style-name="ce109">
            <text:p>52.779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ECUACOPIA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33</text:p>
          </table:table-cell>
          <table:table-cell office:value-type="date" office:date-value="2021-01-15T00:00:00" table:style-name="ce108">
            <text:p>15-ene-21</text:p>
          </table:table-cell>
          <table:table-cell office:value-type="string" table:style-name="ce106">
            <text:p>Fact # 35108 COP004-COPIADORA ECUATORIANA CIA LTDA ECUACOPIA SERVICIO DE ARRIENDO BASE Y B/N CANT:1810 MES ENERO 2021</text:p>
          </table:table-cell>
          <table:table-cell office:value-type="string" table:style-name="ce106">
            <text:p>ECUACOPIA</text:p>
          </table:table-cell>
          <table:table-cell office:value-type="float" office:value="68.53" table:style-name="ce109">
            <text:p>68,53<text:s/></text:p>
          </table:table-cell>
          <table:table-cell office:value-type="float" office:value="68.53" table:style-name="ce109">
            <text:p>6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14</text:p>
          </table:table-cell>
          <table:table-cell office:value-type="date" office:date-value="2021-02-09T00:00:00" table:style-name="ce108">
            <text:p>09-feb-21</text:p>
          </table:table-cell>
          <table:table-cell office:value-type="string" table:style-name="ce106">
            <text:p>Fact # 35512 COP004-COPIADORA ECUATORIANA CIA LTDA ECUACOPIA SERVICIO ARRIENDO IMPRESORAS BASE Y B/N #1393 DÍAS 13 ENE AL 04 FEB 2021</text:p>
          </table:table-cell>
          <table:table-cell office:value-type="string" table:style-name="ce106">
            <text:p>ECUACOPIA</text:p>
          </table:table-cell>
          <table:table-cell office:value-type="float" office:value="63.11" table:style-name="ce109">
            <text:p>63,11<text:s/></text:p>
          </table:table-cell>
          <table:table-cell office:value-type="float" office:value="131.63999999999999" table:style-name="ce109">
            <text:p>131,6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22</text:p>
          </table:table-cell>
          <table:table-cell office:value-type="date" office:date-value="2021-03-19T00:00:00" table:style-name="ce108">
            <text:p>19-mar-21</text:p>
          </table:table-cell>
          <table:table-cell office:value-type="string" table:style-name="ce106">
            <text:p>Fact # 36345 COP004-COPIADORA ECUATORIANA CIA LTDA ECUACOPIA SERVICIO ARRIENDO <text:s/>IMPRESORAS BASE Y B/N #544 PERIODO 04 FEB AL 18 MAR 2021</text:p>
          </table:table-cell>
          <table:table-cell office:value-type="string" table:style-name="ce106">
            <text:p>ECUACOPIA</text:p>
          </table:table-cell>
          <table:table-cell office:value-type="float" office:value="52.07" table:style-name="ce109">
            <text:p>52,07<text:s/></text:p>
          </table:table-cell>
          <table:table-cell office:value-type="float" office:value="183.71" table:style-name="ce109">
            <text:p>183,7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10</text:p>
          </table:table-cell>
          <table:table-cell office:value-type="date" office:date-value="2021-04-12T00:00:00" table:style-name="ce108">
            <text:p>12-abr-21</text:p>
          </table:table-cell>
          <table:table-cell office:value-type="string" table:style-name="ce106">
            <text:p>Fact # 36628 COP004-COPIADORA ECUATORIANA CIA LTDA ECUACOPIA SERVICIO ARRIENDO <text:s/>IMPRESORAS BASE Y B/N#614 PERIODO 18 MAR A 12 ABRIL 2021</text:p>
          </table:table-cell>
          <table:table-cell office:value-type="string" table:style-name="ce106">
            <text:p>ECUACOPIA</text:p>
          </table:table-cell>
          <table:table-cell office:value-type="float" office:value="52.98" table:style-name="ce109">
            <text:p>52,98<text:s/></text:p>
          </table:table-cell>
          <table:table-cell office:value-type="float" office:value="236.69" table:style-name="ce109">
            <text:p>236,6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35</text:p>
          </table:table-cell>
          <table:table-cell office:value-type="date" office:date-value="2021-05-17T00:00:00" table:style-name="ce108">
            <text:p>17-may-21</text:p>
          </table:table-cell>
          <table:table-cell office:value-type="string" table:style-name="ce106">
            <text:p>Fact # 37233 COP004-COPIADORA ECUATORIANA CIA LTDA ECUACOPIA SERVICIO ARRIENDO <text:s/>IMPRESORAS BASE Y B/N#521 PERIODO 12 ABR AL 14 MAY 2021</text:p>
          </table:table-cell>
          <table:table-cell office:value-type="string" table:style-name="ce106">
            <text:p>ECUACOPIA</text:p>
          </table:table-cell>
          <table:table-cell office:value-type="float" office:value="51.77" table:style-name="ce109">
            <text:p>51,77<text:s/></text:p>
          </table:table-cell>
          <table:table-cell office:value-type="float" office:value="288.45999999999998" table:style-name="ce109">
            <text:p>288,4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9</text:p>
          </table:table-cell>
          <table:table-cell office:value-type="date" office:date-value="2021-06-18T00:00:00" table:style-name="ce108">
            <text:p>18-jun-21</text:p>
          </table:table-cell>
          <table:table-cell office:value-type="string" table:style-name="ce106">
            <text:p>Fact # 37905 COP004-COPIADORA ECUATORIANA CIA LTDA ECUACOPIA SERVICIO ARRIENDO <text:s/>IMPRESORAS BASE Y B/N 506 JUNIO 2021</text:p>
          </table:table-cell>
          <table:table-cell office:value-type="string" table:style-name="ce106">
            <text:p>ECUACOPIA</text:p>
          </table:table-cell>
          <table:table-cell office:value-type="float" office:value="51.58" table:style-name="ce109">
            <text:p>51,58<text:s/></text:p>
          </table:table-cell>
          <table:table-cell office:value-type="float" office:value="340.04" table:style-name="ce109">
            <text:p>340,0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5</text:p>
          </table:table-cell>
          <table:table-cell office:value-type="date" office:date-value="2021-07-05T00:00:00" table:style-name="ce108">
            <text:p>05-jul-21</text:p>
          </table:table-cell>
          <table:table-cell office:value-type="string" table:style-name="ce106">
            <text:p>Fact # 38067 COP004-COPIADORA ECUATORIANA CIA LTDA ECUACOPIA SERVICIO ARRIENDO <text:s/>IMPRESORAS BASE Y B/N 512 PERIODO 18 JUN AL 05 JUL 2021</text:p>
          </table:table-cell>
          <table:table-cell office:value-type="string" table:style-name="ce106">
            <text:p>ECUACOPIA</text:p>
          </table:table-cell>
          <table:table-cell office:value-type="float" office:value="51.66" table:style-name="ce109">
            <text:p>51,66<text:s/></text:p>
          </table:table-cell>
          <table:table-cell office:value-type="float" office:value="391.7" table:style-name="ce109">
            <text:p>391,7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ENTRAL <text:s/>KENNEDY <text:s/>LINKOTEL</text:p>
          </table:table-cell>
          <table:table-cell office:value-type="string" table:style-name="ce107">
            <text:p>DF-4</text:p>
          </table:table-cell>
          <table:table-cell office:value-type="date" office:date-value="2021-08-10T00:00:00" table:style-name="ce108">
            <text:p>10-ago-21</text:p>
          </table:table-cell>
          <table:table-cell office:value-type="string" table:style-name="ce106">
            <text:p>Fact # 38686 COP004-COPIADORA ECUATORIANA CIA LTDA ECUACOPIA SERVICIO ARRIENDO <text:s/>IMPRESORAS BASE Y B/N#502 MES DE AGOSTO 2021</text:p>
          </table:table-cell>
          <table:table-cell office:value-type="string" table:style-name="ce106">
            <text:p>ECUACOPIA</text:p>
          </table:table-cell>
          <table:table-cell office:value-type="float" office:value="51.53" table:style-name="ce109">
            <text:p>51,53<text:s/></text:p>
          </table:table-cell>
          <table:table-cell office:value-type="float" office:value="443.23" table:style-name="ce109">
            <text:p>443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OTECEL S.A.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45</text:p>
          </table:table-cell>
          <table:table-cell office:value-type="date" office:date-value="2021-01-14T00:00:00" table:style-name="ce108">
            <text:p>14-ene-21</text:p>
          </table:table-cell>
          <table:table-cell office:value-type="string" table:style-name="ce106">
            <text:p>Fact # 482692 OTE001-OTECEL S.A INTERCONEXIÓN MES DE DIC 2020, <text:s/>MIN: 90225.28 T: 0.01015, COMPENSA FACT#351043</text:p>
          </table:table-cell>
          <table:table-cell office:value-type="string" table:style-name="ce106">
            <text:p>OTECEL S.A.</text:p>
          </table:table-cell>
          <table:table-cell office:value-type="float" office:value="1114.97" table:style-name="ce109">
            <text:p>1.114,97<text:s/></text:p>
          </table:table-cell>
          <table:table-cell office:value-type="float" office:value="1114.97" table:style-name="ce109">
            <text:p>1.114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65</text:p>
          </table:table-cell>
          <table:table-cell office:value-type="date" office:date-value="2021-02-17T00:00:00" table:style-name="ce108">
            <text:p>17-feb-21</text:p>
          </table:table-cell>
          <table:table-cell office:value-type="string" table:style-name="ce106">
            <text:p>Fact # 498779 OTE001-OTECEL S.A INTERCONEXIÓN MES DE ENERO 2021, <text:s/>MIN: 163040.68 T: 0.01015, COMPENSA FACTURA#353374</text:p>
          </table:table-cell>
          <table:table-cell office:value-type="string" table:style-name="ce106">
            <text:p>OTECEL S.A.</text:p>
          </table:table-cell>
          <table:table-cell office:value-type="float" office:value="1914.58" table:style-name="ce109">
            <text:p>1.914,58<text:s/></text:p>
          </table:table-cell>
          <table:table-cell office:value-type="float" office:value="3029.55" table:style-name="ce109">
            <text:p>3.029,5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42</text:p>
          </table:table-cell>
          <table:table-cell office:value-type="date" office:date-value="2021-03-15T00:00:00" table:style-name="ce108">
            <text:p>15-mar-21</text:p>
          </table:table-cell>
          <table:table-cell office:value-type="string" table:style-name="ce106">
            <text:p>Fact # 512531 OTE001-OTECEL S.A INTERCONEXIÓN MES DE FEB 2021, MIN: 93496.76 T: 0.01015, COMPENSA FACTURA#355811</text:p>
          </table:table-cell>
          <table:table-cell office:value-type="string" table:style-name="ce106">
            <text:p>OTECEL S.A.</text:p>
          </table:table-cell>
          <table:table-cell office:value-type="float" office:value="1167.6300000000001" table:style-name="ce109">
            <text:p>1.167,63<text:s/></text:p>
          </table:table-cell>
          <table:table-cell office:value-type="float" office:value="4197.18" table:style-name="ce109">
            <text:p>4.197,1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18</text:p>
          </table:table-cell>
          <table:table-cell office:value-type="date" office:date-value="2021-04-13T00:00:00" table:style-name="ce108">
            <text:p>13-abr-21</text:p>
          </table:table-cell>
          <table:table-cell office:value-type="string" table:style-name="ce106">
            <text:p>Fact # 525871 OTE001-OTECEL S.A INTERCONEXIÓN MES DE MARZO 2021, MIN: 179576.45 T: 0.01015</text:p>
          </table:table-cell>
          <table:table-cell office:value-type="string" table:style-name="ce106">
            <text:p>OTECEL S.A.</text:p>
          </table:table-cell>
          <table:table-cell office:value-type="float" office:value="2133.9299999999998" table:style-name="ce109">
            <text:p>2.133,93<text:s/></text:p>
          </table:table-cell>
          <table:table-cell office:value-type="float" office:value="6331.11" table:style-name="ce109">
            <text:p>6.331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47</text:p>
          </table:table-cell>
          <table:table-cell office:value-type="date" office:date-value="2021-05-14T00:00:00" table:style-name="ce108">
            <text:p>14-may-21</text:p>
          </table:table-cell>
          <table:table-cell office:value-type="string" table:style-name="ce106">
            <text:p>Fact # 540454 OTE001-OTECEL S.A INTERCONEXIÓN MES DE ABRIL 2021, MIN: 210147.89 T: 0.01015</text:p>
          </table:table-cell>
          <table:table-cell office:value-type="string" table:style-name="ce106">
            <text:p>OTECEL S.A.</text:p>
          </table:table-cell>
          <table:table-cell office:value-type="float" office:value="2464.7800000000002" table:style-name="ce109">
            <text:p>2.464,78<text:s/></text:p>
          </table:table-cell>
          <table:table-cell office:value-type="float" office:value="8795.89" table:style-name="ce109">
            <text:p>8.795,8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41</text:p>
          </table:table-cell>
          <table:table-cell office:value-type="date" office:date-value="2021-06-15T00:00:00" table:style-name="ce108">
            <text:p>15-jun-21</text:p>
          </table:table-cell>
          <table:table-cell office:value-type="string" table:style-name="ce106">
            <text:p>Fact # 554781 OTE001-OTECEL S.A INTERCONEXIÓN MES DE MAYO 2021, MIN: 113419.69 T: 0.01015, COMPENSA FACTURA#363393</text:p>
          </table:table-cell>
          <table:table-cell office:value-type="string" table:style-name="ce106">
            <text:p>OTECEL S.A.</text:p>
          </table:table-cell>
          <table:table-cell office:value-type="float" office:value="1420.09" table:style-name="ce109">
            <text:p>1.420,09<text:s/></text:p>
          </table:table-cell>
          <table:table-cell office:value-type="float" office:value="10215.98" table:style-name="ce109">
            <text:p>10.215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27</text:p>
          </table:table-cell>
          <table:table-cell office:value-type="date" office:date-value="2021-07-14T00:00:00" table:style-name="ce108">
            <text:p>14-jul-21</text:p>
          </table:table-cell>
          <table:table-cell office:value-type="string" table:style-name="ce106">
            <text:p>Fact # 569320 OTE001-OTECEL S.A INTERCONEXIÓN MES DE JUNIO 2021, MIN: 113886.94 T: 0.01015</text:p>
          </table:table-cell>
          <table:table-cell office:value-type="string" table:style-name="ce106">
            <text:p>OTECEL S.A.</text:p>
          </table:table-cell>
          <table:table-cell office:value-type="float" office:value="1421.25" table:style-name="ce109">
            <text:p>1.421,25<text:s/></text:p>
          </table:table-cell>
          <table:table-cell office:value-type="float" office:value="11637.23" table:style-name="ce109">
            <text:p>11.637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OTECEL S. A. "MOVISTAR"</text:p>
          </table:table-cell>
          <table:table-cell office:value-type="string" table:style-name="ce107">
            <text:p>DF-48</text:p>
          </table:table-cell>
          <table:table-cell office:value-type="date" office:date-value="2021-08-16T00:00:00" table:style-name="ce108">
            <text:p>16-ago-21</text:p>
          </table:table-cell>
          <table:table-cell office:value-type="string" table:style-name="ce106">
            <text:p>Fact # 584109 OTE001-OTECEL S.A INTERCONEXIÓN MES DE JULIO 2021, MIN: 115988.37 T: 0.01015, COMPENSA FACT#368632</text:p>
          </table:table-cell>
          <table:table-cell office:value-type="string" table:style-name="ce106">
            <text:p>OTECEL S.A.</text:p>
          </table:table-cell>
          <table:table-cell office:value-type="float" office:value="1442.99" table:style-name="ce109">
            <text:p>1.442,99<text:s/></text:p>
          </table:table-cell>
          <table:table-cell office:value-type="float" office:value="13080.22" table:style-name="ce109">
            <text:p>13.080,2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GLOBAL THINK TECHNOLOGY S.A.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EN-9</text:p>
          </table:table-cell>
          <table:table-cell office:value-type="date" office:date-value="2021-01-08T00:00:00" table:style-name="ce108">
            <text:p>08-ene-21</text:p>
          </table:table-cell>
          <table:table-cell office:value-type="string" table:style-name="ce106">
            <text:p>Registro-Contabilización Servicio mensuales por soporte técnico Global Think Tecnology S.A. mes de ene-2021, Fact#00004-00000506</text:p>
          </table:table-cell>
          <table:table-cell office:value-type="string" table:style-name="ce106">
            <text:p>GLOBAL THINK TECHNOLOGY S.A.</text:p>
          </table:table-cell>
          <table:table-cell office:value-type="float" office:value="2500" table:style-name="ce109">
            <text:p>2.500,00<text:s/></text:p>
          </table:table-cell>
          <table:table-cell office:value-type="float" office:value="2500" table:style-name="ce109">
            <text:p>2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FE-1</text:p>
          </table:table-cell>
          <table:table-cell office:value-type="date" office:date-value="2021-02-01T00:00:00" table:style-name="ce108">
            <text:p>01-feb-21</text:p>
          </table:table-cell>
          <table:table-cell office:value-type="string" table:style-name="ce106">
            <text:p>Registro-Contabilización Servicio mensuales por soporte técnico Global Think Tecnology S.A. mes de feb-2021, Fact#00004-00000507</text:p>
          </table:table-cell>
          <table:table-cell office:value-type="string" table:style-name="ce106">
            <text:p>GLOBAL THINK TECHNOLOGY S.A.</text:p>
          </table:table-cell>
          <table:table-cell office:value-type="float" office:value="2500" table:style-name="ce109">
            <text:p>2.500,00<text:s/></text:p>
          </table:table-cell>
          <table:table-cell office:value-type="float" office:value="5000" table:style-name="ce109">
            <text:p>5.0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MR-1</text:p>
          </table:table-cell>
          <table:table-cell office:value-type="date" office:date-value="2021-03-01T00:00:00" table:style-name="ce108">
            <text:p>01-mar-21</text:p>
          </table:table-cell>
          <table:table-cell office:value-type="string" table:style-name="ce106">
            <text:p>Registro-Contabilización Servicio mensuales por soporte técnico Global Think Tecnology S.A. mes de marzo 2021, Fact#00004-00000520</text:p>
          </table:table-cell>
          <table:table-cell office:value-type="string" table:style-name="ce106">
            <text:p>GLOBAL THINK TECHNOLOGY S.A.</text:p>
          </table:table-cell>
          <table:table-cell office:value-type="float" office:value="2500" table:style-name="ce109">
            <text:p>2.500,00<text:s/></text:p>
          </table:table-cell>
          <table:table-cell office:value-type="float" office:value="7500" table:style-name="ce109">
            <text:p>7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AB-7</text:p>
          </table:table-cell>
          <table:table-cell office:value-type="date" office:date-value="2021-04-07T00:00:00" table:style-name="ce108">
            <text:p>07-abr-21</text:p>
          </table:table-cell>
          <table:table-cell office:value-type="string" table:style-name="ce106">
            <text:p>Registro-Contabilización Servicio mensuales por soporte técnico Global Think Tecnology S.A. mes de abril-2021, Fact#00004-00000533 y cuota 1/10 por Denoc setup</text:p>
          </table:table-cell>
          <table:table-cell office:value-type="string" table:style-name="ce106">
            <text:p>GLOBAL THINK TECHNOLOGY S.A.</text:p>
          </table:table-cell>
          <table:table-cell office:value-type="float" office:value="3000" table:style-name="ce109">
            <text:p>3.000,00<text:s/></text:p>
          </table:table-cell>
          <table:table-cell office:value-type="float" office:value="10500" table:style-name="ce109">
            <text:p>10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MA-8</text:p>
          </table:table-cell>
          <table:table-cell office:value-type="date" office:date-value="2021-05-10T00:00:00" table:style-name="ce108">
            <text:p>10-may-21</text:p>
          </table:table-cell>
          <table:table-cell office:value-type="string" table:style-name="ce106">
            <text:p>Registro-Contabilización Servicio mensuales por soporte técnico Global Think Tecnology S.A. mes de mayo-2021, Factura#00004-00000534 y cuota 2/10 por Denoc setup</text:p>
          </table:table-cell>
          <table:table-cell office:value-type="string" table:style-name="ce106">
            <text:p>GLOBAL THINK TECHNOLOGY S.A.</text:p>
          </table:table-cell>
          <table:table-cell office:value-type="float" office:value="3000" table:style-name="ce109">
            <text:p>3.000,00<text:s/></text:p>
          </table:table-cell>
          <table:table-cell office:value-type="float" office:value="13500" table:style-name="ce109">
            <text:p>13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JN-1</text:p>
          </table:table-cell>
          <table:table-cell office:value-type="date" office:date-value="2021-06-03T00:00:00" table:style-name="ce108">
            <text:p>03-jun-21</text:p>
          </table:table-cell>
          <table:table-cell office:value-type="string" table:style-name="ce106">
            <text:p>Registro-Contabilización Servicio mensuales por soporte técnico Global Think Tecnology S.A. mes de junio-2021, Factura#00004-00000535 y cuota 3/10 por Denoc setup</text:p>
          </table:table-cell>
          <table:table-cell office:value-type="string" table:style-name="ce106">
            <text:p>GLOBAL THINK TECHNOLOGY S.A.</text:p>
          </table:table-cell>
          <table:table-cell office:value-type="float" office:value="3000" table:style-name="ce109">
            <text:p>3.000,00<text:s/></text:p>
          </table:table-cell>
          <table:table-cell office:value-type="float" office:value="16500" table:style-name="ce109">
            <text:p>16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JU-1</text:p>
          </table:table-cell>
          <table:table-cell office:value-type="date" office:date-value="2021-07-01T00:00:00" table:style-name="ce108">
            <text:p>01-jul-21</text:p>
          </table:table-cell>
          <table:table-cell office:value-type="string" table:style-name="ce106">
            <text:p>Registro-Contabilización Servicio mensuales por soporte técnico Global Think Tecnology S.A. mes de julio 2021, Factura#00004-00000547 y cuota 4/10 por Denoc setup</text:p>
          </table:table-cell>
          <table:table-cell office:value-type="string" table:style-name="ce106">
            <text:p>GLOBAL THINK TECHNOLOGY S.A.</text:p>
          </table:table-cell>
          <table:table-cell office:value-type="float" office:value="3000" table:style-name="ce109">
            <text:p>3.000,00<text:s/></text:p>
          </table:table-cell>
          <table:table-cell office:value-type="float" office:value="19500" table:style-name="ce109">
            <text:p>19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GLOBAL THINK TECHNOLOGY S.A.</text:p>
          </table:table-cell>
          <table:table-cell office:value-type="string" table:style-name="ce107">
            <text:p>AG-3</text:p>
          </table:table-cell>
          <table:table-cell office:value-type="date" office:date-value="2021-08-06T00:00:00" table:style-name="ce108">
            <text:p>06-ago-21</text:p>
          </table:table-cell>
          <table:table-cell office:value-type="string" table:style-name="ce106">
            <text:p>Registro-Contabilización Servicio mensuales por soporte técnico Global Think Tecnology S.A. mes de agosto 2021, Factura#00004-00000559 y cuota 5/10 por Denoc setup</text:p>
          </table:table-cell>
          <table:table-cell office:value-type="string" table:style-name="ce106">
            <text:p>GLOBAL THINK TECHNOLOGY S.A.</text:p>
          </table:table-cell>
          <table:table-cell office:value-type="float" office:value="3000" table:style-name="ce109">
            <text:p>3.000,00<text:s/></text:p>
          </table:table-cell>
          <table:table-cell office:value-type="float" office:value="22500" table:style-name="ce109">
            <text:p>22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CNT EP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3</text:p>
          </table:table-cell>
          <table:table-cell office:value-type="date" office:date-value="2021-01-03T00:00:00" table:style-name="ce108">
            <text:p>03-ene-21</text:p>
          </table:table-cell>
          <table:table-cell office:value-type="string" table:style-name="ce106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120" table:style-name="ce109">
            <text:p>12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4</text:p>
          </table:table-cell>
          <table:table-cell office:value-type="date" office:date-value="2021-01-03T00:00:00" table:style-name="ce108">
            <text:p>03-ene-21</text:p>
          </table:table-cell>
          <table:table-cell office:value-type="string" table:style-name="ce106">
            <text:p>Fact # 164445331 PAC005-CORPORACION NACIONAL DE TELECOMUNICACIONES CNT EP PENSION BASICA SERVICIO#43805540 MES DIC-2020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240" table:style-name="ce109">
            <text:p>24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5</text:p>
          </table:table-cell>
          <table:table-cell office:value-type="date" office:date-value="2021-01-03T00:00:00" table:style-name="ce108">
            <text:p>03-ene-21</text:p>
          </table:table-cell>
          <table:table-cell office:value-type="string" table:style-name="ce106">
            <text:p>Fact # 164445332 PAC005-CORPORACION NACIONAL DE TELECOMUNICACIONES CNT EP PENSIÓN BÁSICA MES DE DIC-2020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721" table:style-name="ce109">
            <text:p>721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6</text:p>
          </table:table-cell>
          <table:table-cell office:value-type="date" office:date-value="2021-01-03T00:00:00" table:style-name="ce108">
            <text:p>03-ene-21</text:p>
          </table:table-cell>
          <table:table-cell office:value-type="string" table:style-name="ce106">
            <text:p>Fact # 164445333 PAC005-CORPORACION NACIONAL DE TELECOMUNICACIONES CNT EP PENSIÓN BÁSICA MES DE DIC-2020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1013" table:style-name="ce109">
            <text:p>1.013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1</text:p>
          </table:table-cell>
          <table:table-cell office:value-type="date" office:date-value="2021-01-15T00:00:00" table:style-name="ce108">
            <text:p>15-ene-21</text:p>
          </table:table-cell>
          <table:table-cell office:value-type="string" table:style-name="ce106">
            <text:p>Fact # 6636 PAC005-CORPORACION NACIONAL DE TELECOMUNICACIONES CNT EP INTERCONEXIÓN MÓVIL DIC 2020, MEDICIÓN 22.212,09 TASA USD0.013470, COMPENSA FACT#351049</text:p>
          </table:table-cell>
          <table:table-cell office:value-type="string" table:style-name="ce106">
            <text:p>CNT EP</text:p>
          </table:table-cell>
          <table:table-cell office:value-type="float" office:value="299.2" table:style-name="ce109">
            <text:p>299,20<text:s/></text:p>
          </table:table-cell>
          <table:table-cell office:value-type="float" office:value="1312.2" table:style-name="ce109">
            <text:p>1.312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1</text:p>
          </table:table-cell>
          <table:table-cell office:value-type="date" office:date-value="2021-02-03T00:00:00" table:style-name="ce108">
            <text:p>03-feb-21</text:p>
          </table:table-cell>
          <table:table-cell office:value-type="string" table:style-name="ce106">
            <text:p>Fact # 166274562 PAC005-CORPORACION NACIONAL DE TELECOMUNICACIONES CNT EP PENSIÓN BÁSICA MES DE ENE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1604.2" table:style-name="ce109">
            <text:p>1.604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2</text:p>
          </table:table-cell>
          <table:table-cell office:value-type="date" office:date-value="2021-02-03T00:00:00" table:style-name="ce108">
            <text:p>03-feb-21</text:p>
          </table:table-cell>
          <table:table-cell office:value-type="string" table:style-name="ce106">
            <text:p>Fact # 166274561 PAC005-CORPORACION NACIONAL DE TELECOMUNICACIONES CNT EP PENSIÓN BÁSICA MES DE ENE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2085.1999999999998" table:style-name="ce109">
            <text:p>2.08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3</text:p>
          </table:table-cell>
          <table:table-cell office:value-type="date" office:date-value="2021-02-03T00:00:00" table:style-name="ce108">
            <text:p>03-feb-21</text:p>
          </table:table-cell>
          <table:table-cell office:value-type="string" table:style-name="ce106">
            <text:p>Fact # 166274560 PAC005-CORPORACION NACIONAL DE TELECOMUNICACIONES CNT EP PENSION BASICA SERVICIO#43805540 MES ENE-2021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2205.1999999999998" table:style-name="ce109">
            <text:p>2.20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4</text:p>
          </table:table-cell>
          <table:table-cell office:value-type="date" office:date-value="2021-02-03T00:00:00" table:style-name="ce108">
            <text:p>03-feb-21</text:p>
          </table:table-cell>
          <table:table-cell office:value-type="string" table:style-name="ce106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2325.1999999999998" table:style-name="ce109">
            <text:p>2.32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62</text:p>
          </table:table-cell>
          <table:table-cell office:value-type="date" office:date-value="2021-02-17T00:00:00" table:style-name="ce108">
            <text:p>17-feb-21</text:p>
          </table:table-cell>
          <table:table-cell office:value-type="string" table:style-name="ce106">
            <text:p>Fact # 6754 PAC005-CORPORACION NACIONAL DE TELECOMUNICACIONES CNT EP INTERCONEXIÓN MÓVIL MES DE ENERO 2021, <text:s/>MEDICIÓN 32.234,47 TASA USD0.013470, COMPENSA FACTURA#353379</text:p>
          </table:table-cell>
          <table:table-cell office:value-type="string" table:style-name="ce106">
            <text:p>CNT EP</text:p>
          </table:table-cell>
          <table:table-cell office:value-type="float" office:value="434.2" table:style-name="ce109">
            <text:p>434,20<text:s/></text:p>
          </table:table-cell>
          <table:table-cell office:value-type="float" office:value="2759.4" table:style-name="ce109">
            <text:p>2.75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2</text:p>
          </table:table-cell>
          <table:table-cell office:value-type="date" office:date-value="2021-03-03T00:00:00" table:style-name="ce108">
            <text:p>03-mar-21</text:p>
          </table:table-cell>
          <table:table-cell office:value-type="string" table:style-name="ce106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2879.4" table:style-name="ce109">
            <text:p>2.87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3</text:p>
          </table:table-cell>
          <table:table-cell office:value-type="date" office:date-value="2021-03-03T00:00:00" table:style-name="ce108">
            <text:p>03-mar-21</text:p>
          </table:table-cell>
          <table:table-cell office:value-type="string" table:style-name="ce106">
            <text:p>Fact # 168250769 PAC005-CORPORACION NACIONAL DE TELECOMUNICACIONES CNT EP PENSION BASICA SERVICIO#43805540 MES FEB-2021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2999.4" table:style-name="ce109">
            <text:p>2.99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4</text:p>
          </table:table-cell>
          <table:table-cell office:value-type="date" office:date-value="2021-03-03T00:00:00" table:style-name="ce108">
            <text:p>03-mar-21</text:p>
          </table:table-cell>
          <table:table-cell office:value-type="string" table:style-name="ce106">
            <text:p>Fact # 168250770 PAC005-CORPORACION NACIONAL DE TELECOMUNICACIONES CNT EP PENSIÓN BÁSICA MES DE FEB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3480.4" table:style-name="ce109">
            <text:p>3.480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5</text:p>
          </table:table-cell>
          <table:table-cell office:value-type="date" office:date-value="2021-03-03T00:00:00" table:style-name="ce108">
            <text:p>03-mar-21</text:p>
          </table:table-cell>
          <table:table-cell office:value-type="string" table:style-name="ce106">
            <text:p>Fact # 168250771 PAC005-CORPORACION NACIONAL DE TELECOMUNICACIONES CNT EP PENSIÓN BÁSICA MES DE FEFB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3772.4" table:style-name="ce109">
            <text:p>3.772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9</text:p>
          </table:table-cell>
          <table:table-cell office:value-type="date" office:date-value="2021-03-15T00:00:00" table:style-name="ce108">
            <text:p>15-mar-21</text:p>
          </table:table-cell>
          <table:table-cell office:value-type="string" table:style-name="ce106">
            <text:p>Fact # 6873 PAC005-CORPORACION NACIONAL DE TELECOMUNICACIONES CNT EP INTERCONEXIÓN MÓVIL MES DE FEB 2021, MEDICIÓN 24.428,48 TASA <text:s/>USD0.013470, COMPENSA FACTURA#355808</text:p>
          </table:table-cell>
          <table:table-cell office:value-type="string" table:style-name="ce106">
            <text:p>CNT EP</text:p>
          </table:table-cell>
          <table:table-cell office:value-type="float" office:value="329.05" table:style-name="ce109">
            <text:p>329,05<text:s/></text:p>
          </table:table-cell>
          <table:table-cell office:value-type="float" office:value="4101.45" table:style-name="ce109">
            <text:p>4.10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4</text:p>
          </table:table-cell>
          <table:table-cell office:value-type="date" office:date-value="2021-04-03T00:00:00" table:style-name="ce108">
            <text:p>03-abr-21</text:p>
          </table:table-cell>
          <table:table-cell office:value-type="string" table:style-name="ce106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4221.45" table:style-name="ce109">
            <text:p>4.22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5</text:p>
          </table:table-cell>
          <table:table-cell office:value-type="date" office:date-value="2021-04-03T00:00:00" table:style-name="ce108">
            <text:p>03-abr-21</text:p>
          </table:table-cell>
          <table:table-cell office:value-type="string" table:style-name="ce106">
            <text:p>Fact # 170584596 PAC005-CORPORACION NACIONAL DE TELECOMUNICACIONES CNT EP PENSION BASICA SERVICIO#43805540 MES MAR-2021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4341.45" table:style-name="ce109">
            <text:p>4.34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6</text:p>
          </table:table-cell>
          <table:table-cell office:value-type="date" office:date-value="2021-04-03T00:00:00" table:style-name="ce108">
            <text:p>03-abr-21</text:p>
          </table:table-cell>
          <table:table-cell office:value-type="string" table:style-name="ce106">
            <text:p>Fact # 170584597 PAC005-CORPORACION NACIONAL DE TELECOMUNICACIONES CNT EP PENSIÓN BÁSICA MES DE MAR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4822.45" table:style-name="ce109">
            <text:p>4.822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7</text:p>
          </table:table-cell>
          <table:table-cell office:value-type="date" office:date-value="2021-04-03T00:00:00" table:style-name="ce108">
            <text:p>03-abr-21</text:p>
          </table:table-cell>
          <table:table-cell office:value-type="string" table:style-name="ce106">
            <text:p>Fact # 170584598 PAC005-CORPORACION NACIONAL DE TELECOMUNICACIONES CNT EP PENSIÓN BÁSICA MES DE MAR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5114.45" table:style-name="ce109">
            <text:p>5.114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7</text:p>
          </table:table-cell>
          <table:table-cell office:value-type="date" office:date-value="2021-04-14T00:00:00" table:style-name="ce108">
            <text:p>14-abr-21</text:p>
          </table:table-cell>
          <table:table-cell office:value-type="string" table:style-name="ce106">
            <text:p>Fact # 6977 PAC005-CORPORACION NACIONAL DE TELECOMUNICACIONES CNT EP INTERCONEXIÓN MÓVIL MES DE MARZO 2021, MEDICIÓN 36.277,63 TASA <text:s/>USD0.013470</text:p>
          </table:table-cell>
          <table:table-cell office:value-type="string" table:style-name="ce106">
            <text:p>CNT EP</text:p>
          </table:table-cell>
          <table:table-cell office:value-type="float" office:value="488.66" table:style-name="ce109">
            <text:p>488,66<text:s/></text:p>
          </table:table-cell>
          <table:table-cell office:value-type="float" office:value="5603.11" table:style-name="ce109">
            <text:p>5.60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2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5723.11" table:style-name="ce109">
            <text:p>5.72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3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172386606 PAC005-CORPORACION NACIONAL DE TELECOMUNICACIONES CNT EP PENSION BASICA SERVICIO#43805540 MES ABR-2021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5843.11" table:style-name="ce109">
            <text:p>5.84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4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172386607 PAC005-CORPORACION NACIONAL DE TELECOMUNICACIONES CNT EP PENSIÓN BÁSICA MES DE ABR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6324.11" table:style-name="ce109">
            <text:p>6.324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5</text:p>
          </table:table-cell>
          <table:table-cell office:value-type="date" office:date-value="2021-05-03T00:00:00" table:style-name="ce108">
            <text:p>03-may-21</text:p>
          </table:table-cell>
          <table:table-cell office:value-type="string" table:style-name="ce106">
            <text:p>Fact # 172386608 PAC005-CORPORACION NACIONAL DE TELECOMUNICACIONES CNT EP PENSIÓN BÁSICA MES DE ABR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6616.11" table:style-name="ce109">
            <text:p>6.616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4</text:p>
          </table:table-cell>
          <table:table-cell office:value-type="date" office:date-value="2021-05-17T00:00:00" table:style-name="ce108">
            <text:p>17-may-21</text:p>
          </table:table-cell>
          <table:table-cell office:value-type="string" table:style-name="ce106">
            <text:p>Fact # 7122 PAC005-CORPORACION NACIONAL DE TELECOMUNICACIONES CNT EP INTERCONEXIÓN MÓVIL MES DE ABRIL 2021, MEDICIÓN 38.606,22 TASA <text:s/>USD0.013470</text:p>
          </table:table-cell>
          <table:table-cell office:value-type="string" table:style-name="ce106">
            <text:p>CNT EP</text:p>
          </table:table-cell>
          <table:table-cell office:value-type="float" office:value="520.03" table:style-name="ce109">
            <text:p>520,03<text:s/></text:p>
          </table:table-cell>
          <table:table-cell office:value-type="float" office:value="7136.14" table:style-name="ce109">
            <text:p>7.136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3</text:p>
          </table:table-cell>
          <table:table-cell office:value-type="date" office:date-value="2021-06-03T00:00:00" table:style-name="ce108">
            <text:p>03-jun-21</text:p>
          </table:table-cell>
          <table:table-cell office:value-type="string" table:style-name="ce106">
            <text:p>Fact # 174252372 PAC005-CORPORACION NACIONAL DE TELECOMUNICACIONES CNT EP PENSIÓN BÁSICA SERVICIO#23820600 MES DE MAYO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38" table:style-name="ce109">
            <text:p>138,00<text:s/></text:p>
          </table:table-cell>
          <table:table-cell office:value-type="float" office:value="7274.14" table:style-name="ce109">
            <text:p>7.274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4</text:p>
          </table:table-cell>
          <table:table-cell office:value-type="date" office:date-value="2021-06-03T00:00:00" table:style-name="ce108">
            <text:p>03-jun-21</text:p>
          </table:table-cell>
          <table:table-cell office:value-type="string" table:style-name="ce106">
            <text:p>Fact # 174252373 PAC005-CORPORACION NACIONAL DE TELECOMUNICACIONES CNT EP PENSION BASICA SERVICIO#43805540 MES MAYO-2021 POR TRONCAL</text:p>
          </table:table-cell>
          <table:table-cell office:value-type="string" table:style-name="ce106">
            <text:p>CNT EP</text:p>
          </table:table-cell>
          <table:table-cell office:value-type="float" office:value="138" table:style-name="ce109">
            <text:p>138,00<text:s/></text:p>
          </table:table-cell>
          <table:table-cell office:value-type="float" office:value="7412.14" table:style-name="ce109">
            <text:p>7.412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5</text:p>
          </table:table-cell>
          <table:table-cell office:value-type="date" office:date-value="2021-06-03T00:00:00" table:style-name="ce108">
            <text:p>03-jun-21</text:p>
          </table:table-cell>
          <table:table-cell office:value-type="string" table:style-name="ce106">
            <text:p>Fact # 174252374 PAC005-CORPORACION NACIONAL DE TELECOMUNICACIONES CNT EP PENSIÓN BÁSICA MES DE MAYO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7893.14" table:style-name="ce109">
            <text:p>7.893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6</text:p>
          </table:table-cell>
          <table:table-cell office:value-type="date" office:date-value="2021-06-03T00:00:00" table:style-name="ce108">
            <text:p>03-jun-21</text:p>
          </table:table-cell>
          <table:table-cell office:value-type="string" table:style-name="ce106">
            <text:p>Fact # 174252375 PAC005-CORPORACION NACIONAL DE TELECOMUNICACIONES CNT EP PENSIÓN BÁSICA MES DE MAYO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8185.14" table:style-name="ce109">
            <text:p>8.185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29</text:p>
          </table:table-cell>
          <table:table-cell office:value-type="date" office:date-value="2021-06-16T00:00:00" table:style-name="ce108">
            <text:p>16-jun-21</text:p>
          </table:table-cell>
          <table:table-cell office:value-type="string" table:style-name="ce106">
            <text:p>Fact # 7238 PAC005-CORPORACION NACIONAL DE TELECOMUNICACIONES CNT EP INTERCONEXIÓN MÓVIL MES DE MAYO 2021, MEDICIÓN 23.877,44 TASA <text:s/>USD0.013470, COMPENSA FACTURA#363394</text:p>
          </table:table-cell>
          <table:table-cell office:value-type="string" table:style-name="ce106">
            <text:p>CNT EP</text:p>
          </table:table-cell>
          <table:table-cell office:value-type="float" office:value="321.63" table:style-name="ce109">
            <text:p>321,63<text:s/></text:p>
          </table:table-cell>
          <table:table-cell office:value-type="float" office:value="8506.77" table:style-name="ce109">
            <text:p>8.506,7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9</text:p>
          </table:table-cell>
          <table:table-cell office:value-type="date" office:date-value="2021-07-03T00:00:00" table:style-name="ce108">
            <text:p>03-jul-21</text:p>
          </table:table-cell>
          <table:table-cell office:value-type="string" table:style-name="ce106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8626.77" table:style-name="ce109">
            <text:p>8.626,7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0</text:p>
          </table:table-cell>
          <table:table-cell office:value-type="date" office:date-value="2021-07-03T00:00:00" table:style-name="ce108">
            <text:p>03-jul-21</text:p>
          </table:table-cell>
          <table:table-cell office:value-type="string" table:style-name="ce106">
            <text:p>Fact # 176106927 PAC005-CORPORACION NACIONAL DE TELECOMUNICACIONES CNT EP PENSION BASICA SERVICIO#43805540 MES JUNIO-2021 POR TRONCAL</text:p>
          </table:table-cell>
          <table:table-cell office:value-type="string" table:style-name="ce106">
            <text:p>CNT EP</text:p>
          </table:table-cell>
          <table:table-cell office:value-type="float" office:value="120.22" table:style-name="ce109">
            <text:p>120,22<text:s/></text:p>
          </table:table-cell>
          <table:table-cell office:value-type="float" office:value="8746.99" table:style-name="ce109">
            <text:p>8.746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1</text:p>
          </table:table-cell>
          <table:table-cell office:value-type="date" office:date-value="2021-07-03T00:00:00" table:style-name="ce108">
            <text:p>03-jul-21</text:p>
          </table:table-cell>
          <table:table-cell office:value-type="string" table:style-name="ce106">
            <text:p>Fact # 176106928 PAC005-CORPORACION NACIONAL DE TELECOMUNICACIONES CNT EP PENSIÓN BÁSICA MES DE JUNIO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9227.99" table:style-name="ce109">
            <text:p>9.227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2</text:p>
          </table:table-cell>
          <table:table-cell office:value-type="date" office:date-value="2021-07-03T00:00:00" table:style-name="ce108">
            <text:p>03-jul-21</text:p>
          </table:table-cell>
          <table:table-cell office:value-type="string" table:style-name="ce106">
            <text:p>Fact # 176106929 PAC005-CORPORACION NACIONAL DE TELECOMUNICACIONES CNT EP PENSIÓN BÁSICA MES DE JUNIO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9519.99" table:style-name="ce109">
            <text:p>9.51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5</text:p>
          </table:table-cell>
          <table:table-cell office:value-type="date" office:date-value="2021-08-03T00:00:00" table:style-name="ce108">
            <text:p>03-ago-21</text:p>
          </table:table-cell>
          <table:table-cell office:value-type="string" table:style-name="ce106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9639.99" table:style-name="ce109">
            <text:p>9.63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6</text:p>
          </table:table-cell>
          <table:table-cell office:value-type="date" office:date-value="2021-08-03T00:00:00" table:style-name="ce108">
            <text:p>03-ago-21</text:p>
          </table:table-cell>
          <table:table-cell office:value-type="string" table:style-name="ce106">
            <text:p>Fact # 177930783 PAC005-CORPORACION NACIONAL DE TELECOMUNICACIONES CNT EP PENSION BASICA SERVICIO#43805540 MES JULIO-2021 POR TRONCAL</text:p>
          </table:table-cell>
          <table:table-cell office:value-type="string" table:style-name="ce106">
            <text:p>CNT EP</text:p>
          </table:table-cell>
          <table:table-cell office:value-type="float" office:value="120" table:style-name="ce109">
            <text:p>120,00<text:s/></text:p>
          </table:table-cell>
          <table:table-cell office:value-type="float" office:value="9759.99" table:style-name="ce109">
            <text:p>9.75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7</text:p>
          </table:table-cell>
          <table:table-cell office:value-type="date" office:date-value="2021-08-03T00:00:00" table:style-name="ce108">
            <text:p>03-ago-21</text:p>
          </table:table-cell>
          <table:table-cell office:value-type="string" table:style-name="ce106">
            <text:p>Fact # 177930784 PAC005-CORPORACION NACIONAL DE TELECOMUNICACIONES CNT EP PENSIÓN BÁSICA MES DE JULIO-2021 PILOTO#891422 ENLACE LINKO-ETAPA CUENCA</text:p>
          </table:table-cell>
          <table:table-cell office:value-type="string" table:style-name="ce106">
            <text:p>CNT EP</text:p>
          </table:table-cell>
          <table:table-cell office:value-type="float" office:value="481" table:style-name="ce109">
            <text:p>481,00<text:s/></text:p>
          </table:table-cell>
          <table:table-cell office:value-type="float" office:value="10240.99" table:style-name="ce109">
            <text:p>10.240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18</text:p>
          </table:table-cell>
          <table:table-cell office:value-type="date" office:date-value="2021-08-03T00:00:00" table:style-name="ce108">
            <text:p>03-ago-21</text:p>
          </table:table-cell>
          <table:table-cell office:value-type="string" table:style-name="ce106">
            <text:p>Fact # 177930785 PAC005-CORPORACION NACIONAL DE TELECOMUNICACIONES CNT EP PENSIÓN BÁSICA MES DE JULIO-2021, PILOTO 891537, ENLACE LINKO-CNT MOVIL</text:p>
          </table:table-cell>
          <table:table-cell office:value-type="string" table:style-name="ce106">
            <text:p>CNT EP</text:p>
          </table:table-cell>
          <table:table-cell office:value-type="float" office:value="292" table:style-name="ce109">
            <text:p>292,00<text:s/></text:p>
          </table:table-cell>
          <table:table-cell office:value-type="float" office:value="10532.99" table:style-name="ce109">
            <text:p>10.532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6</text:p>
          </table:table-cell>
          <table:table-cell office:value-type="date" office:date-value="2021-08-04T00:00:00" table:style-name="ce108">
            <text:p>04-ago-21</text:p>
          </table:table-cell>
          <table:table-cell office:value-type="string" table:style-name="ce106">
            <text:p>Fact # 7358 PAC005-CORPORACION NACIONAL DE TELECOMUNICACIONES CNT EP INTERCONEXIÓN MÓVIL MES DE JUNIO 2021, MEDICIÓN 23.477,52 TASA USD <text:s/>0,013470</text:p>
          </table:table-cell>
          <table:table-cell office:value-type="string" table:style-name="ce106">
            <text:p>CNT EP</text:p>
          </table:table-cell>
          <table:table-cell office:value-type="float" office:value="316.24" table:style-name="ce109">
            <text:p>316,24<text:s/></text:p>
          </table:table-cell>
          <table:table-cell office:value-type="float" office:value="10849.23" table:style-name="ce109">
            <text:p>10.849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35</text:p>
          </table:table-cell>
          <table:table-cell office:value-type="date" office:date-value="2021-08-20T00:00:00" table:style-name="ce108">
            <text:p>20-ago-21</text:p>
          </table:table-cell>
          <table:table-cell office:value-type="string" table:style-name="ce106">
            <text:p>Fact # 7490 PAC005-CORPORACION NACIONAL DE TELECOMUNICACIONES CNT EP INTERCONEXIÓN FIJO MES AGOSTO 2021, MEDICIÓN 169.513,65 TASA USD 0.011905, COMPENSA FACT#368640</text:p>
          </table:table-cell>
          <table:table-cell office:value-type="string" table:style-name="ce106">
            <text:p>CNT EP</text:p>
          </table:table-cell>
          <table:table-cell office:value-type="float" office:value="2018.06" table:style-name="ce109">
            <text:p>2.018,06<text:s/></text:p>
          </table:table-cell>
          <table:table-cell office:value-type="float" office:value="12867.29" table:style-name="ce109">
            <text:p>12.867,2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 EP - TELECSA S.A. "ALEGRO PCS"</text:p>
          </table:table-cell>
          <table:table-cell office:value-type="string" table:style-name="ce107">
            <text:p>DF-45</text:p>
          </table:table-cell>
          <table:table-cell office:value-type="date" office:date-value="2021-08-20T00:00:00" table:style-name="ce108">
            <text:p>20-ago-21</text:p>
          </table:table-cell>
          <table:table-cell office:value-type="string" table:style-name="ce106">
            <text:p>Fact # 7491 PAC005-CORPORACION NACIONAL DE TELECOMUNICACIONES CNT EP INTERCONEXIÓN MÓVIL MES DE JULIO 2021, MEDICIÓN 22.437,72 TASA USD 0,013470</text:p>
          </table:table-cell>
          <table:table-cell office:value-type="string" table:style-name="ce106">
            <text:p>CNT EP</text:p>
          </table:table-cell>
          <table:table-cell office:value-type="float" office:value="302.24" table:style-name="ce109">
            <text:p>302,24<text:s/></text:p>
          </table:table-cell>
          <table:table-cell office:value-type="float" office:value="13169.53" table:style-name="ce109">
            <text:p>13.169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CONECEL S.A.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</text:p>
          </table:table-cell>
          <table:table-cell office:value-type="date" office:date-value="2021-01-08T00:00:00" table:style-name="ce108">
            <text:p>08-ene-21</text:p>
          </table:table-cell>
          <table:table-cell office:value-type="string" table:style-name="ce106">
            <text:p>Fact # 3694 CON002-CONECEL S.A INTERCONEXIÓN FIJA MES DE NOV 2020</text:p>
          </table:table-cell>
          <table:table-cell office:value-type="string" table:style-name="ce106">
            <text:p>CONECEL S.A.</text:p>
          </table:table-cell>
          <table:table-cell office:value-type="float" office:value="93.5" table:style-name="ce109">
            <text:p>93,50<text:s/></text:p>
          </table:table-cell>
          <table:table-cell office:value-type="float" office:value="93.5" table:style-name="ce109">
            <text:p>9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6</text:p>
          </table:table-cell>
          <table:table-cell office:value-type="date" office:date-value="2021-01-08T00:00:00" table:style-name="ce108">
            <text:p>08-ene-21</text:p>
          </table:table-cell>
          <table:table-cell office:value-type="string" table:style-name="ce106">
            <text:p>Fact # 3706 CON002-CONECEL S.A INTERCONEXIÓN MÓVIL MES DE NOV 202O, COMPENSA FACT#351038</text:p>
          </table:table-cell>
          <table:table-cell office:value-type="string" table:style-name="ce106">
            <text:p>CONECEL S.A.</text:p>
          </table:table-cell>
          <table:table-cell office:value-type="float" office:value="2101.23" table:style-name="ce109">
            <text:p>2.101,23<text:s/></text:p>
          </table:table-cell>
          <table:table-cell office:value-type="float" office:value="2194.73" table:style-name="ce109">
            <text:p>2.194,7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42</text:p>
          </table:table-cell>
          <table:table-cell office:value-type="date" office:date-value="2021-01-18T00:00:00" table:style-name="ce108">
            <text:p>18-ene-21</text:p>
          </table:table-cell>
          <table:table-cell office:value-type="string" table:style-name="ce106">
            <text:p>Fact # 3722 CON002-CONECEL S.A INTERCONEXIÓN FIJO MES DE DIC 2020</text:p>
          </table:table-cell>
          <table:table-cell office:value-type="string" table:style-name="ce106">
            <text:p>CONECEL S.A.</text:p>
          </table:table-cell>
          <table:table-cell office:value-type="float" office:value="111.99" table:style-name="ce109">
            <text:p>111,99<text:s/></text:p>
          </table:table-cell>
          <table:table-cell office:value-type="float" office:value="2306.7199999999998" table:style-name="ce109">
            <text:p>2.306,7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43</text:p>
          </table:table-cell>
          <table:table-cell office:value-type="date" office:date-value="2021-01-19T00:00:00" table:style-name="ce108">
            <text:p>19-ene-21</text:p>
          </table:table-cell>
          <table:table-cell office:value-type="string" table:style-name="ce106">
            <text:p>Fact # 3754 CON002-CONECEL S.A INTERCONEXIÓN MÓVIL MES DE DIC 2020, COMPENSA FACT#351048</text:p>
          </table:table-cell>
          <table:table-cell office:value-type="string" table:style-name="ce106">
            <text:p>CONECEL S.A.</text:p>
          </table:table-cell>
          <table:table-cell office:value-type="float" office:value="2303.08" table:style-name="ce109">
            <text:p>2.303,08<text:s/></text:p>
          </table:table-cell>
          <table:table-cell office:value-type="float" office:value="4609.8" table:style-name="ce109">
            <text:p>4.609,8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63</text:p>
          </table:table-cell>
          <table:table-cell office:value-type="date" office:date-value="2021-02-19T00:00:00" table:style-name="ce108">
            <text:p>19-feb-21</text:p>
          </table:table-cell>
          <table:table-cell office:value-type="string" table:style-name="ce106">
            <text:p>Fact # 3813 CON002-CONECEL S.A INTERCONEXIÓN MÓVIL MES DE ENERO 2021, COMPENSA FACTURA#353381</text:p>
          </table:table-cell>
          <table:table-cell office:value-type="string" table:style-name="ce106">
            <text:p>CONECEL S.A.</text:p>
          </table:table-cell>
          <table:table-cell office:value-type="float" office:value="4558.8500000000004" table:style-name="ce109">
            <text:p>4.558,85<text:s/></text:p>
          </table:table-cell>
          <table:table-cell office:value-type="float" office:value="9168.65" table:style-name="ce109">
            <text:p>9.168,6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</text:p>
          </table:table-cell>
          <table:table-cell office:value-type="date" office:date-value="2021-03-09T00:00:00" table:style-name="ce108">
            <text:p>09-mar-21</text:p>
          </table:table-cell>
          <table:table-cell office:value-type="string" table:style-name="ce106">
            <text:p>Fact # 3817 CON002-CONECEL S.A INTERCONEXION FIJO MES DE ENERO 2021</text:p>
          </table:table-cell>
          <table:table-cell office:value-type="string" table:style-name="ce106">
            <text:p>CONECEL S.A.</text:p>
          </table:table-cell>
          <table:table-cell office:value-type="float" office:value="112.73" table:style-name="ce109">
            <text:p>112,73<text:s/></text:p>
          </table:table-cell>
          <table:table-cell office:value-type="float" office:value="9281.3799999999992" table:style-name="ce109">
            <text:p>9.281,3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24</text:p>
          </table:table-cell>
          <table:table-cell office:value-type="date" office:date-value="2021-03-17T00:00:00" table:style-name="ce108">
            <text:p>17-mar-21</text:p>
          </table:table-cell>
          <table:table-cell office:value-type="string" table:style-name="ce106">
            <text:p>Fact # 3846 CON002-CONECEL S.A INTERCONEXION FIJO MES DE FEBRERO 2021</text:p>
          </table:table-cell>
          <table:table-cell office:value-type="string" table:style-name="ce106">
            <text:p>CONECEL S.A.</text:p>
          </table:table-cell>
          <table:table-cell office:value-type="float" office:value="113.09" table:style-name="ce109">
            <text:p>113,09<text:s/></text:p>
          </table:table-cell>
          <table:table-cell office:value-type="float" office:value="9394.4699999999993" table:style-name="ce109">
            <text:p>9.394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40</text:p>
          </table:table-cell>
          <table:table-cell office:value-type="date" office:date-value="2021-03-19T00:00:00" table:style-name="ce108">
            <text:p>19-mar-21</text:p>
          </table:table-cell>
          <table:table-cell office:value-type="string" table:style-name="ce106">
            <text:p>Fact # 3863 CON002-CONECEL S.A INTERCONEXIÓN MÓVIL MES DE FEB 2021, COMPENSA FACTURA#355815</text:p>
          </table:table-cell>
          <table:table-cell office:value-type="string" table:style-name="ce106">
            <text:p>CONECEL S.A.</text:p>
          </table:table-cell>
          <table:table-cell office:value-type="float" office:value="2177.27" table:style-name="ce109">
            <text:p>2.177,27<text:s/></text:p>
          </table:table-cell>
          <table:table-cell office:value-type="float" office:value="11571.74" table:style-name="ce109">
            <text:p>11.571,7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23</text:p>
          </table:table-cell>
          <table:table-cell office:value-type="date" office:date-value="2021-04-14T00:00:00" table:style-name="ce108">
            <text:p>14-abr-21</text:p>
          </table:table-cell>
          <table:table-cell office:value-type="string" table:style-name="ce106">
            <text:p>Fact # 3875 CON002-CONECEL S.A INTERCONEXIÓN FIJO MES DE MARZO 2021,</text:p>
          </table:table-cell>
          <table:table-cell office:value-type="string" table:style-name="ce106">
            <text:p>CONECEL S.A.</text:p>
          </table:table-cell>
          <table:table-cell office:value-type="float" office:value="113.46" table:style-name="ce109">
            <text:p>113,46<text:s/></text:p>
          </table:table-cell>
          <table:table-cell office:value-type="float" office:value="11685.2" table:style-name="ce109">
            <text:p>11.68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6</text:p>
          </table:table-cell>
          <table:table-cell office:value-type="date" office:date-value="2021-04-19T00:00:00" table:style-name="ce108">
            <text:p>19-abr-21</text:p>
          </table:table-cell>
          <table:table-cell office:value-type="string" table:style-name="ce106">
            <text:p>Fact # 3909 CON002-CONECEL S.A INTERCONEXIÓN MÓVIL MES DE MARZO 2021, COMPENSA FACTURA#358298</text:p>
          </table:table-cell>
          <table:table-cell office:value-type="string" table:style-name="ce106">
            <text:p>CONECEL S.A.</text:p>
          </table:table-cell>
          <table:table-cell office:value-type="float" office:value="4412.67" table:style-name="ce109">
            <text:p>4.412,67<text:s/></text:p>
          </table:table-cell>
          <table:table-cell office:value-type="float" office:value="16097.87" table:style-name="ce109">
            <text:p>16.097,8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3</text:p>
          </table:table-cell>
          <table:table-cell office:value-type="date" office:date-value="2021-05-17T00:00:00" table:style-name="ce108">
            <text:p>17-may-21</text:p>
          </table:table-cell>
          <table:table-cell office:value-type="string" table:style-name="ce106">
            <text:p>Fact # 3945 CON002-CONECEL S.A INTERCONEXIÓN FIJA MES DE ABRIL-2021</text:p>
          </table:table-cell>
          <table:table-cell office:value-type="string" table:style-name="ce106">
            <text:p>CONECEL S.A.</text:p>
          </table:table-cell>
          <table:table-cell office:value-type="float" office:value="94.81" table:style-name="ce109">
            <text:p>94,81<text:s/></text:p>
          </table:table-cell>
          <table:table-cell office:value-type="float" office:value="16192.68" table:style-name="ce109">
            <text:p>16.192,6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45</text:p>
          </table:table-cell>
          <table:table-cell office:value-type="date" office:date-value="2021-05-21T00:00:00" table:style-name="ce108">
            <text:p>21-may-21</text:p>
          </table:table-cell>
          <table:table-cell office:value-type="string" table:style-name="ce106">
            <text:p>Fact # 3953 CON002-CONECEL S.A INTERCONEXIÓN MÓVIL MES DE ABRIL 2021</text:p>
          </table:table-cell>
          <table:table-cell office:value-type="string" table:style-name="ce106">
            <text:p>CONECEL S.A.</text:p>
          </table:table-cell>
          <table:table-cell office:value-type="float" office:value="5431.99" table:style-name="ce109">
            <text:p>5.431,99<text:s/></text:p>
          </table:table-cell>
          <table:table-cell office:value-type="float" office:value="21624.67" table:style-name="ce109">
            <text:p>21.624,6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5</text:p>
          </table:table-cell>
          <table:table-cell office:value-type="date" office:date-value="2021-06-17T00:00:00" table:style-name="ce108">
            <text:p>17-jun-21</text:p>
          </table:table-cell>
          <table:table-cell office:value-type="string" table:style-name="ce106">
            <text:p>Fact # 4004 CON002-CONECEL S.A INTERCONEXIÓN FIJO MES DE MAYO 2021</text:p>
          </table:table-cell>
          <table:table-cell office:value-type="string" table:style-name="ce106">
            <text:p>CONECEL S.A.</text:p>
          </table:table-cell>
          <table:table-cell office:value-type="float" office:value="92.8" table:style-name="ce109">
            <text:p>92,80<text:s/></text:p>
          </table:table-cell>
          <table:table-cell office:value-type="float" office:value="21717.47" table:style-name="ce109">
            <text:p>21.717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8</text:p>
          </table:table-cell>
          <table:table-cell office:value-type="date" office:date-value="2021-06-17T00:00:00" table:style-name="ce108">
            <text:p>17-jun-21</text:p>
          </table:table-cell>
          <table:table-cell office:value-type="string" table:style-name="ce106">
            <text:p>Fact # 4014 CON002-CONECEL S.A INTERCONEXIÓN MÓVIL <text:s/>MES DE MAYO 2021, COMPENSA FACTURA#363392</text:p>
          </table:table-cell>
          <table:table-cell office:value-type="string" table:style-name="ce106">
            <text:p>CONECEL S.A.</text:p>
          </table:table-cell>
          <table:table-cell office:value-type="float" office:value="2367.7399999999998" table:style-name="ce109">
            <text:p>2.367,74<text:s/></text:p>
          </table:table-cell>
          <table:table-cell office:value-type="float" office:value="24085.21" table:style-name="ce109">
            <text:p>24.085,2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23</text:p>
          </table:table-cell>
          <table:table-cell office:value-type="date" office:date-value="2021-07-13T00:00:00" table:style-name="ce108">
            <text:p>13-jul-21</text:p>
          </table:table-cell>
          <table:table-cell office:value-type="string" table:style-name="ce106">
            <text:p>Fact # 4052 CON002-CONECEL S.A INTERCONEXIÓN FIJO MES DE JUNIO 2021</text:p>
          </table:table-cell>
          <table:table-cell office:value-type="string" table:style-name="ce106">
            <text:p>CONECEL S.A.</text:p>
          </table:table-cell>
          <table:table-cell office:value-type="float" office:value="101.73" table:style-name="ce109">
            <text:p>101,73<text:s/></text:p>
          </table:table-cell>
          <table:table-cell office:value-type="float" office:value="24186.94" table:style-name="ce109">
            <text:p>24.186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24</text:p>
          </table:table-cell>
          <table:table-cell office:value-type="date" office:date-value="2021-07-16T00:00:00" table:style-name="ce108">
            <text:p>16-jul-21</text:p>
          </table:table-cell>
          <table:table-cell office:value-type="string" table:style-name="ce106">
            <text:p>Fact # 4071 CON002-CONECEL S.A INTERCONEXIÓN MÓVIL MES DE JUNIO 2021</text:p>
          </table:table-cell>
          <table:table-cell office:value-type="string" table:style-name="ce106">
            <text:p>CONECEL S.A.</text:p>
          </table:table-cell>
          <table:table-cell office:value-type="float" office:value="2618.8200000000002" table:style-name="ce109">
            <text:p>2.618,82<text:s/></text:p>
          </table:table-cell>
          <table:table-cell office:value-type="float" office:value="26805.759999999998" table:style-name="ce109">
            <text:p>26.805,7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46</text:p>
          </table:table-cell>
          <table:table-cell office:value-type="date" office:date-value="2021-08-18T00:00:00" table:style-name="ce108">
            <text:p>18-ago-21</text:p>
          </table:table-cell>
          <table:table-cell office:value-type="string" table:style-name="ce106">
            <text:p>Fact # 4101 CON002-CONECEL S.A INTERCONEXIÓN MÓVIL MES DE JULIO 2021, MIN 254361.35, TS 0.010150, COMPENSA FACT#368638</text:p>
          </table:table-cell>
          <table:table-cell office:value-type="string" table:style-name="ce106">
            <text:p>CONECEL S.A.</text:p>
          </table:table-cell>
          <table:table-cell office:value-type="float" office:value="2581.77" table:style-name="ce109">
            <text:p>2.581,77<text:s/></text:p>
          </table:table-cell>
          <table:table-cell office:value-type="float" office:value="29387.53" table:style-name="ce109">
            <text:p>29.387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ONECEL <text:s/>"PORTA"</text:p>
          </table:table-cell>
          <table:table-cell office:value-type="string" table:style-name="ce107">
            <text:p>DF-37</text:p>
          </table:table-cell>
          <table:table-cell office:value-type="date" office:date-value="2021-08-19T00:00:00" table:style-name="ce108">
            <text:p>19-ago-21</text:p>
          </table:table-cell>
          <table:table-cell office:value-type="string" table:style-name="ce106">
            <text:p>Fact # 4109 CON002-CONECEL S.A INTERCONEXIÓN FIJO MES DE AGOSTO 2021</text:p>
          </table:table-cell>
          <table:table-cell office:value-type="string" table:style-name="ce106">
            <text:p>CONECEL S.A.</text:p>
          </table:table-cell>
          <table:table-cell office:value-type="float" office:value="102.44" table:style-name="ce109">
            <text:p>102,44<text:s/></text:p>
          </table:table-cell>
          <table:table-cell office:value-type="float" office:value="29489.97" table:style-name="ce109">
            <text:p>29.489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CNT EP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40</text:p>
          </table:table-cell>
          <table:table-cell office:value-type="date" office:date-value="2021-01-15T00:00:00" table:style-name="ce108">
            <text:p>15-ene-21</text:p>
          </table:table-cell>
          <table:table-cell office:value-type="string" table:style-name="ce106">
            <text:p>Fact # 6633 PAC005-CORPORACION NACIONAL DE TELECOMUNICACIONES CNT EP INTERCONEXIÓN FIJA MES DE DIC 2020, MEDICIÓN 181.559,17 TASA USD 0.011905, COMPENSA FACT#351050</text:p>
          </table:table-cell>
          <table:table-cell office:value-type="string" table:style-name="ce106">
            <text:p>CNT EP</text:p>
          </table:table-cell>
          <table:table-cell office:value-type="float" office:value="2161.46" table:style-name="ce109">
            <text:p>2.161,46<text:s/></text:p>
          </table:table-cell>
          <table:table-cell office:value-type="float" office:value="2161.46" table:style-name="ce109">
            <text:p>2.161,4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61</text:p>
          </table:table-cell>
          <table:table-cell office:value-type="date" office:date-value="2021-02-17T00:00:00" table:style-name="ce108">
            <text:p>17-feb-21</text:p>
          </table:table-cell>
          <table:table-cell office:value-type="string" table:style-name="ce106">
            <text:p>Fact # 6750 PAC005-CORPORACION NACIONAL DE TELECOMUNICACIONES CNT EP INTERCONEXIÓN FIJO MES DE ENERO 2021, <text:s/>MEDICIÓN 178.261,45 TASA USD 0.011905, COMPENSA FACTURA#353375</text:p>
          </table:table-cell>
          <table:table-cell office:value-type="string" table:style-name="ce106">
            <text:p>CNT EP</text:p>
          </table:table-cell>
          <table:table-cell office:value-type="float" office:value="2122.1999999999998" table:style-name="ce109">
            <text:p>2.122,20<text:s/></text:p>
          </table:table-cell>
          <table:table-cell office:value-type="float" office:value="4283.66" table:style-name="ce109">
            <text:p>4.283,6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38</text:p>
          </table:table-cell>
          <table:table-cell office:value-type="date" office:date-value="2021-03-15T00:00:00" table:style-name="ce108">
            <text:p>15-mar-21</text:p>
          </table:table-cell>
          <table:table-cell office:value-type="string" table:style-name="ce106">
            <text:p>Fact # 6870 PAC005-CORPORACION NACIONAL DE TELECOMUNICACIONES CNT EP INTERCONEXIÓN FIJO MES DE FEB 2021, MEDICIÓN 161.291,07 TASA USD <text:s/>0.011905, COMPENSA FACTURA#355809</text:p>
          </table:table-cell>
          <table:table-cell office:value-type="string" table:style-name="ce106">
            <text:p>CNT EP</text:p>
          </table:table-cell>
          <table:table-cell office:value-type="float" office:value="1920.17" table:style-name="ce109">
            <text:p>1.920,17<text:s/></text:p>
          </table:table-cell>
          <table:table-cell office:value-type="float" office:value="6203.83" table:style-name="ce109">
            <text:p>6.203,8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16</text:p>
          </table:table-cell>
          <table:table-cell office:value-type="date" office:date-value="2021-04-14T00:00:00" table:style-name="ce108">
            <text:p>14-abr-21</text:p>
          </table:table-cell>
          <table:table-cell office:value-type="string" table:style-name="ce106">
            <text:p>Fact # 6976 PAC005-CORPORACION NACIONAL DE TELECOMUNICACIONES CNT EP INTERCONEXIÓN FIJO MES DE MARZO 2021, MEDICIÓN 207.769,35 TASA USD <text:s/>0.011905</text:p>
          </table:table-cell>
          <table:table-cell office:value-type="string" table:style-name="ce106">
            <text:p>CNT EP</text:p>
          </table:table-cell>
          <table:table-cell office:value-type="float" office:value="2473.4899999999998" table:style-name="ce109">
            <text:p>2.473,49<text:s/></text:p>
          </table:table-cell>
          <table:table-cell office:value-type="float" office:value="8677.32" table:style-name="ce109">
            <text:p>8.677,3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43</text:p>
          </table:table-cell>
          <table:table-cell office:value-type="date" office:date-value="2021-05-17T00:00:00" table:style-name="ce108">
            <text:p>17-may-21</text:p>
          </table:table-cell>
          <table:table-cell office:value-type="string" table:style-name="ce106">
            <text:p>Fact # 7121 PAC005-CORPORACION NACIONAL DE TELECOMUNICACIONES CNT EP INTERCONEXIÓN FIJO MES DE ABRIL, MEDICIÓN 179.550,48 TASA USD <text:s/>0.011905</text:p>
          </table:table-cell>
          <table:table-cell office:value-type="string" table:style-name="ce106">
            <text:p>CNT EP</text:p>
          </table:table-cell>
          <table:table-cell office:value-type="float" office:value="2137.5500000000002" table:style-name="ce109">
            <text:p>2.137,55<text:s/></text:p>
          </table:table-cell>
          <table:table-cell office:value-type="float" office:value="10814.87" table:style-name="ce109">
            <text:p>10.814,8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28</text:p>
          </table:table-cell>
          <table:table-cell office:value-type="date" office:date-value="2021-06-16T00:00:00" table:style-name="ce108">
            <text:p>16-jun-21</text:p>
          </table:table-cell>
          <table:table-cell office:value-type="string" table:style-name="ce106">
            <text:p>Fact # 7237 PAC005-CORPORACION NACIONAL DE TELECOMUNICACIONES CNT EP INTERCONEXIÓN FIJO MES DE MAYO 2021, MEDICIÓN 176.588,27 TASA USD <text:s/>0.011905, COMPENSA FACTURA#363395</text:p>
          </table:table-cell>
          <table:table-cell office:value-type="string" table:style-name="ce106">
            <text:p>CNT EP</text:p>
          </table:table-cell>
          <table:table-cell office:value-type="float" office:value="2102.2800000000002" table:style-name="ce109">
            <text:p>2.102,28<text:s/></text:p>
          </table:table-cell>
          <table:table-cell office:value-type="float" office:value="12917.15" table:style-name="ce109">
            <text:p>12.917,1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CNT, EP - EX-PACIFICTEL</text:p>
          </table:table-cell>
          <table:table-cell office:value-type="string" table:style-name="ce107">
            <text:p>DF-5</text:p>
          </table:table-cell>
          <table:table-cell office:value-type="date" office:date-value="2021-08-04T00:00:00" table:style-name="ce108">
            <text:p>04-ago-21</text:p>
          </table:table-cell>
          <table:table-cell office:value-type="string" table:style-name="ce106">
            <text:p>Fact # 7357 PAC005-CORPORACION NACIONAL DE TELECOMUNICACIONES CNT EP INTERCONEXIÓN FIJO MES DE JUNIO 2021, MEDICIÓN 181.975,63 TASA USD 0.011905</text:p>
          </table:table-cell>
          <table:table-cell office:value-type="string" table:style-name="ce106">
            <text:p>CNT EP</text:p>
          </table:table-cell>
          <table:table-cell office:value-type="float" office:value="2166.42" table:style-name="ce109">
            <text:p>2.166,42<text:s/></text:p>
          </table:table-cell>
          <table:table-cell office:value-type="float" office:value="15083.57" table:style-name="ce109">
            <text:p>15.083,5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SETEL S.A.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6</text:p>
          </table:table-cell>
          <table:table-cell office:value-type="date" office:date-value="2021-01-15T00:00:00" table:style-name="ce108">
            <text:p>15-ene-21</text:p>
          </table:table-cell>
          <table:table-cell office:value-type="string" table:style-name="ce106">
            <text:p>Fact # 6793 SET001-SETEL S.A INTERCONEXIÓN MES DE DIC 2020, <text:s/>MINUTOS:16756.50/ PRECIO UNITARIO: 0.008905, COMPENSA FACT#351046</text:p>
          </table:table-cell>
          <table:table-cell office:value-type="string" table:style-name="ce106">
            <text:p>SETEL S.A.</text:p>
          </table:table-cell>
          <table:table-cell office:value-type="float" office:value="149.22" table:style-name="ce109">
            <text:p>149,22<text:s/></text:p>
          </table:table-cell>
          <table:table-cell office:value-type="float" office:value="149.22" table:style-name="ce109">
            <text:p>149,2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7</text:p>
          </table:table-cell>
          <table:table-cell office:value-type="date" office:date-value="2021-01-15T00:00:00" table:style-name="ce108">
            <text:p>15-ene-21</text:p>
          </table:table-cell>
          <table:table-cell office:value-type="string" table:style-name="ce106">
            <text:p>Fact # 6794 SET001-SETEL S.A SERVICIO POR COUBICACION DICIEMBRE 2020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284.52" table:style-name="ce109">
            <text:p>284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66</text:p>
          </table:table-cell>
          <table:table-cell office:value-type="date" office:date-value="2021-02-17T00:00:00" table:style-name="ce108">
            <text:p>17-feb-21</text:p>
          </table:table-cell>
          <table:table-cell office:value-type="string" table:style-name="ce106">
            <text:p>Fact # 6897 SET001-SETEL S.A INTERCONEXIÓN MES DE ENERO 2021, MINUTOS:14105.40/ PRECIO UNITARIO: 0.008905, COMPENSA FACTURA#353376</text:p>
          </table:table-cell>
          <table:table-cell office:value-type="string" table:style-name="ce106">
            <text:p>SETEL S.A.</text:p>
          </table:table-cell>
          <table:table-cell office:value-type="float" office:value="125.61" table:style-name="ce109">
            <text:p>125,61<text:s/></text:p>
          </table:table-cell>
          <table:table-cell office:value-type="float" office:value="410.13" table:style-name="ce109">
            <text:p>410,1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67</text:p>
          </table:table-cell>
          <table:table-cell office:value-type="date" office:date-value="2021-02-17T00:00:00" table:style-name="ce108">
            <text:p>17-feb-21</text:p>
          </table:table-cell>
          <table:table-cell office:value-type="string" table:style-name="ce106">
            <text:p>Fact # 6898 SET001-SETEL S.A SERVICIO DE COUBICACIÓN MES DE ENER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545.42999999999995" table:style-name="ce109">
            <text:p>545,4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3</text:p>
          </table:table-cell>
          <table:table-cell office:value-type="date" office:date-value="2021-03-16T00:00:00" table:style-name="ce108">
            <text:p>16-mar-21</text:p>
          </table:table-cell>
          <table:table-cell office:value-type="string" table:style-name="ce106">
            <text:p>Fact # 7001 SET001-SETEL S.A INTERCONEXIÓN MES DE FEBRERO 2021, MINUTOS:13600.50/ PRECIO UNITARIO: 0.008905, COMPENSA FACTURA#355812</text:p>
          </table:table-cell>
          <table:table-cell office:value-type="string" table:style-name="ce106">
            <text:p>SETEL S.A.</text:p>
          </table:table-cell>
          <table:table-cell office:value-type="float" office:value="121.11" table:style-name="ce109">
            <text:p>121,11<text:s/></text:p>
          </table:table-cell>
          <table:table-cell office:value-type="float" office:value="666.54" table:style-name="ce109">
            <text:p>666,5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4</text:p>
          </table:table-cell>
          <table:table-cell office:value-type="date" office:date-value="2021-03-16T00:00:00" table:style-name="ce108">
            <text:p>16-mar-21</text:p>
          </table:table-cell>
          <table:table-cell office:value-type="string" table:style-name="ce106">
            <text:p>Fact # 7002 SET001-SETEL S.A SERVICIO POR COUBICACION FEBRER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801.84" table:style-name="ce109">
            <text:p>801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37</text:p>
          </table:table-cell>
          <table:table-cell office:value-type="date" office:date-value="2021-04-19T00:00:00" table:style-name="ce108">
            <text:p>19-abr-21</text:p>
          </table:table-cell>
          <table:table-cell office:value-type="string" table:style-name="ce106">
            <text:p>Fact # 7093 SET001-SETEL S.A INTERCONEXIÓN MES DE MARZO 2021, COMPENSA FACTURA#358297</text:p>
          </table:table-cell>
          <table:table-cell office:value-type="string" table:style-name="ce106">
            <text:p>SETEL S.A.</text:p>
          </table:table-cell>
          <table:table-cell office:value-type="float" office:value="161.84" table:style-name="ce109">
            <text:p>161,84<text:s/></text:p>
          </table:table-cell>
          <table:table-cell office:value-type="float" office:value="963.68" table:style-name="ce109">
            <text:p>963,6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38</text:p>
          </table:table-cell>
          <table:table-cell office:value-type="date" office:date-value="2021-04-19T00:00:00" table:style-name="ce108">
            <text:p>19-abr-21</text:p>
          </table:table-cell>
          <table:table-cell office:value-type="string" table:style-name="ce106">
            <text:p>Fact # 7094 SET001-SETEL S.A SERVICIO DE COUBICACION MARZ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1098.98" table:style-name="ce109">
            <text:p>1.098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8</text:p>
          </table:table-cell>
          <table:table-cell office:value-type="date" office:date-value="2021-05-18T00:00:00" table:style-name="ce108">
            <text:p>18-may-21</text:p>
          </table:table-cell>
          <table:table-cell office:value-type="string" table:style-name="ce106">
            <text:p>Fact # 7169 SET001-SETEL S.A INTERCONEXIÓN MES DE ABRIL 2021, MINUTOS:15.771,33 / PRECIO UNITARIO: 0.008905</text:p>
          </table:table-cell>
          <table:table-cell office:value-type="string" table:style-name="ce106">
            <text:p>SETEL S.A.</text:p>
          </table:table-cell>
          <table:table-cell office:value-type="float" office:value="140.44" table:style-name="ce109">
            <text:p>140,44<text:s/></text:p>
          </table:table-cell>
          <table:table-cell office:value-type="float" office:value="1239.42" table:style-name="ce109">
            <text:p>1.239,4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9</text:p>
          </table:table-cell>
          <table:table-cell office:value-type="date" office:date-value="2021-05-18T00:00:00" table:style-name="ce108">
            <text:p>18-may-21</text:p>
          </table:table-cell>
          <table:table-cell office:value-type="string" table:style-name="ce106">
            <text:p>Fact # 7170 SET001-SETEL S.A SERVICIO POR COUBICACION ABRIL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1374.72" table:style-name="ce109">
            <text:p>1.374,7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2</text:p>
          </table:table-cell>
          <table:table-cell office:value-type="date" office:date-value="2021-06-16T00:00:00" table:style-name="ce108">
            <text:p>16-jun-21</text:p>
          </table:table-cell>
          <table:table-cell office:value-type="string" table:style-name="ce106">
            <text:p>Fact # 7259 SET001-SETEL S.A INTERCONEXIÓN MES DE MAYO 2021, MINUTOS:16.407,23 / PRECIO UNITARIO: 0.008905, COMPENSA FACTURA#363397</text:p>
          </table:table-cell>
          <table:table-cell office:value-type="string" table:style-name="ce106">
            <text:p>SETEL S.A.</text:p>
          </table:table-cell>
          <table:table-cell office:value-type="float" office:value="146.11000000000001" table:style-name="ce109">
            <text:p>146,11<text:s/></text:p>
          </table:table-cell>
          <table:table-cell office:value-type="float" office:value="1520.83" table:style-name="ce109">
            <text:p>1.520,8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3</text:p>
          </table:table-cell>
          <table:table-cell office:value-type="date" office:date-value="2021-06-16T00:00:00" table:style-name="ce108">
            <text:p>16-jun-21</text:p>
          </table:table-cell>
          <table:table-cell office:value-type="string" table:style-name="ce106">
            <text:p>Fact # 7260 SET001-SETEL S.A SERVICIO DE COUBICACION MAY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1656.13" table:style-name="ce109">
            <text:p>1.656,1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28</text:p>
          </table:table-cell>
          <table:table-cell office:value-type="date" office:date-value="2021-07-16T00:00:00" table:style-name="ce108">
            <text:p>16-jul-21</text:p>
          </table:table-cell>
          <table:table-cell office:value-type="string" table:style-name="ce106">
            <text:p>Fact # 7358 SET001-SETEL S.A INTERCONEXIÓN MES DE JUNIO 2021, MINUTOS:16.343,13 / PRECIO UNITARIO: 0.008905</text:p>
          </table:table-cell>
          <table:table-cell office:value-type="string" table:style-name="ce106">
            <text:p>SETEL S.A.</text:p>
          </table:table-cell>
          <table:table-cell office:value-type="float" office:value="145.54" table:style-name="ce109">
            <text:p>145,54<text:s/></text:p>
          </table:table-cell>
          <table:table-cell office:value-type="float" office:value="1801.67" table:style-name="ce109">
            <text:p>1.801,6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29</text:p>
          </table:table-cell>
          <table:table-cell office:value-type="date" office:date-value="2021-07-16T00:00:00" table:style-name="ce108">
            <text:p>16-jul-21</text:p>
          </table:table-cell>
          <table:table-cell office:value-type="string" table:style-name="ce106">
            <text:p>Fact # 7359 SET001-SETEL S.A SERVICIO POR COUBICACION JUNI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1936.97" table:style-name="ce109">
            <text:p>1.936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49</text:p>
          </table:table-cell>
          <table:table-cell office:value-type="date" office:date-value="2021-08-18T00:00:00" table:style-name="ce108">
            <text:p>18-ago-21</text:p>
          </table:table-cell>
          <table:table-cell office:value-type="string" table:style-name="ce106">
            <text:p>Fact # 7475 SET001-SETEL S.A INTERCONEXIÓN MES DE JULIO 2021, MINUTOS:14.583,98 / PRECIO UNITARIO: 0,008905, COMPENSA FACT#368634</text:p>
          </table:table-cell>
          <table:table-cell office:value-type="string" table:style-name="ce106">
            <text:p>SETEL S.A.</text:p>
          </table:table-cell>
          <table:table-cell office:value-type="float" office:value="129.87" table:style-name="ce109">
            <text:p>129,87<text:s/></text:p>
          </table:table-cell>
          <table:table-cell office:value-type="float" office:value="2066.84" table:style-name="ce109">
            <text:p>2.066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SETEL " TV CABLE "</text:p>
          </table:table-cell>
          <table:table-cell office:value-type="string" table:style-name="ce107">
            <text:p>DF-50</text:p>
          </table:table-cell>
          <table:table-cell office:value-type="date" office:date-value="2021-08-18T00:00:00" table:style-name="ce108">
            <text:p>18-ago-21</text:p>
          </table:table-cell>
          <table:table-cell office:value-type="string" table:style-name="ce106">
            <text:p>Fact # 7476 SET001-SETEL S.A COUBICACION JULIO 2021</text:p>
          </table:table-cell>
          <table:table-cell office:value-type="string" table:style-name="ce106">
            <text:p>SETEL S.A.</text:p>
          </table:table-cell>
          <table:table-cell office:value-type="float" office:value="135.30000000000001" table:style-name="ce109">
            <text:p>135,30<text:s/></text:p>
          </table:table-cell>
          <table:table-cell office:value-type="float" office:value="2202.14" table:style-name="ce109">
            <text:p>2.202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19</text:p>
          </table:table-cell>
          <table:table-cell office:value-type="date" office:date-value="2021-01-01T00:00:00" table:style-name="ce108">
            <text:p>01-ene-21</text:p>
          </table:table-cell>
          <table:table-cell office:value-type="string" table:style-name="ce106">
            <text:p>Saldo Inicial</text:p>
          </table:table-cell>
          <table:table-cell office:value-type="string" table:style-name="ce106">
            <text:p>ETAPA EP</text:p>
          </table:table-cell>
          <table:table-cell office:value-type="float" office:value="0" table:style-name="ce109">
            <text:p>0,00<text:s/></text:p>
          </table:table-cell>
          <table:table-cell office:value-type="float" office:value="0" table:style-name="ce109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</text:p>
          </table:table-cell>
          <table:table-cell office:value-type="date" office:date-value="2021-01-13T00:00:00" table:style-name="ce108">
            <text:p>13-ene-21</text:p>
          </table:table-cell>
          <table:table-cell office:value-type="string" table:style-name="ce106">
            <text:p>Fact # 31783199 ETA001-ETAPA EP SERVICIO POR FACILIDADES Y CO-UBICACIÓN DICIEMBRE 2020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283.5" table:style-name="ce109">
            <text:p>28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4</text:p>
          </table:table-cell>
          <table:table-cell office:value-type="date" office:date-value="2021-01-13T00:00:00" table:style-name="ce108">
            <text:p>13-ene-21</text:p>
          </table:table-cell>
          <table:table-cell office:value-type="string" table:style-name="ce106">
            <text:p>Fact # 31783194 ETA001-ETAPA EP INTERCONEXIÓN MES DE DIC 2020, <text:s/>MEDICIÓN:1.844,30M/TASA 0,008905, COMPENSA FACT#351045</text:p>
          </table:table-cell>
          <table:table-cell office:value-type="string" table:style-name="ce106">
            <text:p>ETAPA EP</text:p>
          </table:table-cell>
          <table:table-cell office:value-type="float" office:value="16.420000000000002" table:style-name="ce109">
            <text:p>16,42<text:s/></text:p>
          </table:table-cell>
          <table:table-cell office:value-type="float" office:value="299.92" table:style-name="ce109">
            <text:p>299,9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50</text:p>
          </table:table-cell>
          <table:table-cell office:value-type="date" office:date-value="2021-02-05T00:00:00" table:style-name="ce108">
            <text:p>05-feb-21</text:p>
          </table:table-cell>
          <table:table-cell office:value-type="string" table:style-name="ce106">
            <text:p>Fact # 32049023 ETA001-ETAPA EP SERVICIOS DE FACILIDADES Y COUBICACIÓN MES DE ENERO 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583.41999999999996" table:style-name="ce109">
            <text:p>583,4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64</text:p>
          </table:table-cell>
          <table:table-cell office:value-type="date" office:date-value="2021-02-11T00:00:00" table:style-name="ce108">
            <text:p>11-feb-21</text:p>
          </table:table-cell>
          <table:table-cell office:value-type="string" table:style-name="ce106">
            <text:p>Fact # 32062265 ETA001-ETAPA EP INTERCONEXIÓN MES DE ENERO 2021, MIN: 2.019,35M/TASA 0,008905, COMPENSA FACTURA#353373</text:p>
          </table:table-cell>
          <table:table-cell office:value-type="string" table:style-name="ce106">
            <text:p>ETAPA EP</text:p>
          </table:table-cell>
          <table:table-cell office:value-type="float" office:value="17.98" table:style-name="ce109">
            <text:p>17,98<text:s/></text:p>
          </table:table-cell>
          <table:table-cell office:value-type="float" office:value="601.4" table:style-name="ce109">
            <text:p>601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23</text:p>
          </table:table-cell>
          <table:table-cell office:value-type="date" office:date-value="2021-03-08T00:00:00" table:style-name="ce108">
            <text:p>08-mar-21</text:p>
          </table:table-cell>
          <table:table-cell office:value-type="string" table:style-name="ce106">
            <text:p>Fact # 32418883 ETA001-ETAPA EP FACILIDADES Y CO-UBICACIÓN/FEBRERO-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884.9" table:style-name="ce109">
            <text:p>884,9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1</text:p>
          </table:table-cell>
          <table:table-cell office:value-type="date" office:date-value="2021-03-08T00:00:00" table:style-name="ce108">
            <text:p>08-mar-21</text:p>
          </table:table-cell>
          <table:table-cell office:value-type="string" table:style-name="ce106">
            <text:p>Fact # 32418944 ETA001-ETAPA EP INTERCONEXIÓN MES DE FEB 2021, MIN 1.801,25/TASA 0,008905, COMPENSA FACTURA#355806</text:p>
          </table:table-cell>
          <table:table-cell office:value-type="string" table:style-name="ce106">
            <text:p>ETAPA EP</text:p>
          </table:table-cell>
          <table:table-cell office:value-type="float" office:value="16.04" table:style-name="ce109">
            <text:p>16,04<text:s/></text:p>
          </table:table-cell>
          <table:table-cell office:value-type="float" office:value="900.94" table:style-name="ce109">
            <text:p>900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12</text:p>
          </table:table-cell>
          <table:table-cell office:value-type="date" office:date-value="2021-04-06T00:00:00" table:style-name="ce108">
            <text:p>06-abr-21</text:p>
          </table:table-cell>
          <table:table-cell office:value-type="string" table:style-name="ce106">
            <text:p>Fact # 32758143 ETA001-ETAPA EP FACILIDADES Y CO-UBICACIÓN/MARZO-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1184.44" table:style-name="ce109">
            <text:p>1.184,4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14</text:p>
          </table:table-cell>
          <table:table-cell office:value-type="date" office:date-value="2021-04-09T00:00:00" table:style-name="ce108">
            <text:p>09-abr-21</text:p>
          </table:table-cell>
          <table:table-cell office:value-type="string" table:style-name="ce106">
            <text:p>Fact # 32771382 ETA001-ETAPA EP INTERCOENXION MES DE MARZO 2021, M3.203,30/TASA 0,008905</text:p>
          </table:table-cell>
          <table:table-cell office:value-type="string" table:style-name="ce106">
            <text:p>ETAPA EP</text:p>
          </table:table-cell>
          <table:table-cell office:value-type="float" office:value="28.53" table:style-name="ce109">
            <text:p>28,53<text:s/></text:p>
          </table:table-cell>
          <table:table-cell office:value-type="float" office:value="1212.97" table:style-name="ce109">
            <text:p>1.212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31</text:p>
          </table:table-cell>
          <table:table-cell office:value-type="date" office:date-value="2021-05-10T00:00:00" table:style-name="ce108">
            <text:p>10-may-21</text:p>
          </table:table-cell>
          <table:table-cell office:value-type="string" table:style-name="ce106">
            <text:p>Fact # 33122500 ETA001-ETAPA EP SERVICIO POR FACILIDADES Y CO-UBICACIÓN/ABRIL-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1496.47" table:style-name="ce109">
            <text:p>1.496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6</text:p>
          </table:table-cell>
          <table:table-cell office:value-type="date" office:date-value="2021-05-10T00:00:00" table:style-name="ce108">
            <text:p>10-may-21</text:p>
          </table:table-cell>
          <table:table-cell office:value-type="string" table:style-name="ce106">
            <text:p>Fact # 33122501 ETA001-ETAPA EP INTERCONEXIÓN MES DE ABRIL 2021</text:p>
          </table:table-cell>
          <table:table-cell office:value-type="string" table:style-name="ce106">
            <text:p>ETAPA EP</text:p>
          </table:table-cell>
          <table:table-cell office:value-type="float" office:value="18.61" table:style-name="ce109">
            <text:p>18,61<text:s/></text:p>
          </table:table-cell>
          <table:table-cell office:value-type="float" office:value="1515.08" table:style-name="ce109">
            <text:p>1.515,0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0</text:p>
          </table:table-cell>
          <table:table-cell office:value-type="date" office:date-value="2021-06-04T00:00:00" table:style-name="ce108">
            <text:p>04-jun-21</text:p>
          </table:table-cell>
          <table:table-cell office:value-type="string" table:style-name="ce106">
            <text:p>Fact # 33469542 ETA001-ETAPA EP SERVICIO DE FACILIDADES Y CO-UBICACIÓN LINKOTEL S.A. MAYO 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1798.58" table:style-name="ce109">
            <text:p>1.798,5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39</text:p>
          </table:table-cell>
          <table:table-cell office:value-type="date" office:date-value="2021-06-18T00:00:00" table:style-name="ce108">
            <text:p>18-jun-21</text:p>
          </table:table-cell>
          <table:table-cell office:value-type="string" table:style-name="ce106">
            <text:p>Fact # 33567781 ETA001-ETAPA EP INTERCONEXIÓN MES DE MAYO 2021, MIN 3.429,40M/TASA 0,008905, COMPENSA FACTURA#363399</text:p>
          </table:table-cell>
          <table:table-cell office:value-type="string" table:style-name="ce106">
            <text:p>ETAPA EP</text:p>
          </table:table-cell>
          <table:table-cell office:value-type="float" office:value="30.54" table:style-name="ce109">
            <text:p>30,54<text:s/></text:p>
          </table:table-cell>
          <table:table-cell office:value-type="float" office:value="1829.12" table:style-name="ce109">
            <text:p>1.829,1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26</text:p>
          </table:table-cell>
          <table:table-cell office:value-type="date" office:date-value="2021-07-07T00:00:00" table:style-name="ce108">
            <text:p>07-jul-21</text:p>
          </table:table-cell>
          <table:table-cell office:value-type="string" table:style-name="ce106">
            <text:p>Fact # 33823749 ETA001-ETAPA EP FACILIDADES Y CO-UBICACIÓN LINKOTEL S.A. JUNIO 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2112.62" table:style-name="ce109">
            <text:p>2.112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25</text:p>
          </table:table-cell>
          <table:table-cell office:value-type="date" office:date-value="2021-07-12T00:00:00" table:style-name="ce108">
            <text:p>12-jul-21</text:p>
          </table:table-cell>
          <table:table-cell office:value-type="string" table:style-name="ce106">
            <text:p>Fact # 33837547 ETA001-ETAPA EP INTERCONEXIÓN MES DE <text:s/>JUNIO 2021, MIN 4.082,90M/TASA 0,008905</text:p>
          </table:table-cell>
          <table:table-cell office:value-type="string" table:style-name="ce106">
            <text:p>ETAPA EP</text:p>
          </table:table-cell>
          <table:table-cell office:value-type="float" office:value="36.36" table:style-name="ce109">
            <text:p>36,36<text:s/></text:p>
          </table:table-cell>
          <table:table-cell office:value-type="float" office:value="2148.98" table:style-name="ce109">
            <text:p>2.148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13</text:p>
          </table:table-cell>
          <table:table-cell office:value-type="date" office:date-value="2021-08-05T00:00:00" table:style-name="ce108">
            <text:p>05-ago-21</text:p>
          </table:table-cell>
          <table:table-cell office:value-type="string" table:style-name="ce106">
            <text:p>Fact # 34175253 ETA001-ETAPA EP FACILIDADES Y CO-UBICACIÓN JULIO 2021</text:p>
          </table:table-cell>
          <table:table-cell office:value-type="string" table:style-name="ce106">
            <text:p>ETAPA EP</text:p>
          </table:table-cell>
          <table:table-cell office:value-type="float" office:value="283.5" table:style-name="ce109">
            <text:p>283,50<text:s/></text:p>
          </table:table-cell>
          <table:table-cell office:value-type="float" office:value="2432.48" table:style-name="ce109">
            <text:p>2.432,4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06">
            <text:p>ETAPA EP</text:p>
          </table:table-cell>
          <table:table-cell office:value-type="string" table:style-name="ce107">
            <text:p>DF-47</text:p>
          </table:table-cell>
          <table:table-cell office:value-type="date" office:date-value="2021-08-12T00:00:00" table:style-name="ce108">
            <text:p>12-ago-21</text:p>
          </table:table-cell>
          <table:table-cell office:value-type="string" table:style-name="ce106">
            <text:p>Fact # 34188536 ETA001-ETAPA EP INTERCONEXIÓN MES DE JULIO 2021, MIN 3.480,62M/TASA 0,008905, COMPENSA FACT#368632</text:p>
          </table:table-cell>
          <table:table-cell office:value-type="string" table:style-name="ce106">
            <text:p>ETAPA EP</text:p>
          </table:table-cell>
          <table:table-cell office:value-type="float" office:value="30.99" table:style-name="ce109">
            <text:p>30,99<text:s/></text:p>
          </table:table-cell>
          <table:table-cell office:value-type="float" office:value="2463.4699999999998" table:style-name="ce109">
            <text:p>2.463,47<text:s/></text:p>
          </table:table-cell>
          <table:table-cell table:number-columns-repeated="16377"/>
        </table:table-row>
        <table:table-row table:number-rows-repeated="1048363" table:style-name="ro4">
          <table:table-cell table:number-columns-repeated="16384"/>
        </table:table-row>
      </table:table>
      <table:database-ranges>
        <table:database-range table:target-range-address="Mayor.A1:Mayor.G213" table:name="__Anonymous_Sheet_DB__2" table:display-filter-buttons="true">
          <table:filter>
            <table:filter-condition table:field-number="0" table:value="MANTENIMIENTO DE EQUIPOS" table:operator="="/>
          </table:filter>
        </table:database-range>
        <table:database-range table:target-range-address="Examen_de_costos.B8:Examen_de_costos.E16">
          <table:sort>
            <table:sort-by table:field-number="3" table:order="descending"/>
          </table:sort>
        </table:database-range>
        <table:database-range table:target-range-address="Mantenimiento.B7:Mantenimiento.D16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"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-</number:text>
      <number:number number:decimal-places="2" number:min-decimal-places="2" number:min-integer-digits="1" number:grouping="true"/>
      <number:text> </number:text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9T18:18:20Z</dc:date>
    <meta:editing-cycles>8</meta:editing-cycles>
    <meta:editing-duration>PT5834S</meta:editing-duration>
  </office:meta>
</office:document-meta>
</file>